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00pt" fo:font-weight="normal" fo:font-family="Monospace" style:font-family-asian="Monospace" style:font-family-complex="Monospace" fo:background-color="transparent" fo:color="#cc6c1d"/>
    </style:style>
    <style:style style:name="T8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9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0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1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0.00pt" fo:font-weight="normal" fo:font-family="Monospace" style:font-family-asian="Monospace" style:font-family-complex="Monospace" fo:background-color="transparent" fo:color="#cc6c1d"/>
    </style:style>
    <style:style style:name="T14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5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6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7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8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9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20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21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0.00pt" fo:font-weight="normal" fo:font-family="Monospace" style:font-family-asian="Monospace" style:font-family-complex="Monospace" fo:background-color="transparent" fo:color="#cc6c1d"/>
    </style:style>
    <style:style style:name="T24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25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26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27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28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29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30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31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32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33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0.00pt" fo:font-weight="normal" fo:font-family="Monospace" style:font-family-asian="Monospace" style:font-family-complex="Monospace" fo:background-color="transparent" fo:color="#cc6c1d"/>
    </style:style>
    <style:style style:name="T36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37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38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39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40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41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42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43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44" style:family="text">
      <style:text-properties fo:font-size="10.00pt" fo:font-weight="normal" fo:font-family="Monospace" style:font-family-asian="Monospace" style:font-family-complex="Monospace" fo:background-color="transparent" fo:color="#cc6c1d"/>
    </style:style>
    <style:style style:name="T45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46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47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48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49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50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51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52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53" style:family="text">
      <style:text-properties fo:font-size="10.00pt" fo:font-weight="normal" fo:font-family="Monospace" style:font-family-asian="Monospace" style:font-family-complex="Monospace" fo:background-color="transparent" fo:color="#cc6c1d"/>
    </style:style>
    <style:style style:name="T54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55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56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57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58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59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60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61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62" style:family="text">
      <style:text-properties fo:font-size="10.00pt" fo:font-weight="normal" fo:font-family="Monospace" style:font-family-asian="Monospace" style:font-family-complex="Monospace" fo:background-color="transparent" fo:color="#cc6c1d"/>
    </style:style>
    <style:style style:name="T63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64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65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66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67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68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69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70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71" style:family="text">
      <style:text-properties fo:font-size="10.00pt" fo:font-weight="normal" fo:font-family="Monospace" style:font-family-asian="Monospace" style:font-family-complex="Monospace" fo:background-color="transparent" fo:color="#cc6c1d"/>
    </style:style>
    <style:style style:name="T72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73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74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75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76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77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78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79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80" style:family="text">
      <style:text-properties fo:font-size="10.00pt" fo:font-weight="normal" fo:font-family="Monospace" style:font-family-asian="Monospace" style:font-family-complex="Monospace" fo:background-color="transparent" fo:color="#cc6c1d"/>
    </style:style>
    <style:style style:name="T81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82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83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84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85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86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87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88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89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90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91" style:family="text">
      <style:text-properties fo:font-size="10.00pt" fo:font-weight="normal" fo:font-family="Monospace" style:font-family-asian="Monospace" style:font-family-complex="Monospace" fo:background-color="transparent" fo:color="#cc6c1d"/>
    </style:style>
    <style:style style:name="T92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93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94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95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96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97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98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99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00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01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02" style:family="text">
      <style:text-properties fo:font-size="10.00pt" fo:font-weight="normal" fo:font-family="Monospace" style:font-family-asian="Monospace" style:font-family-complex="Monospace" fo:background-color="transparent" fo:color="#cc6c1d"/>
    </style:style>
    <style:style style:name="T103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04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05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06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07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08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09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10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0.00pt" fo:font-weight="normal" fo:font-family="Monospace" style:font-family-asian="Monospace" style:font-family-complex="Monospace" fo:background-color="transparent" fo:color="#cc6c1d"/>
    </style:style>
    <style:style style:name="T113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14" style:family="text">
      <style:text-properties fo:font-size="10.00pt" fo:font-weight="normal" fo:font-family="Monospace" style:font-family-asian="Monospace" style:font-family-complex="Monospace" fo:background-color="transparent" fo:color="#cc6c1d"/>
    </style:style>
    <style:style style:name="T115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16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117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18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19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20" style:family="text">
      <style:text-properties fo:font-size="10.00pt" fo:font-weight="normal" fo:font-family="Monospace" style:font-family-asian="Monospace" style:font-family-complex="Monospace" fo:background-color="transparent" fo:color="#80f2f6"/>
    </style:style>
    <style:style style:name="T121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22" style:family="text">
      <style:text-properties fo:font-size="10.00pt" fo:font-weight="normal" fo:font-family="Monospace" style:font-family-asian="Monospace" style:font-family-complex="Monospace" fo:background-color="transparent" fo:color="#66e1f8"/>
    </style:style>
    <style:style style:name="T123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24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25" style:family="text">
      <style:text-properties fo:font-size="10.00pt" fo:font-weight="normal" fo:font-family="Monospace" style:font-family-asian="Monospace" style:font-family-complex="Monospace" fo:background-color="transparent" fo:color="#a0a0a0" fo:font-style="italic"/>
    </style:style>
    <style:style style:name="T126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27" style:family="text">
      <style:text-properties fo:font-size="10.00pt" fo:font-weight="normal" fo:font-family="Monospace" style:font-family-asian="Monospace" style:font-family-complex="Monospace" fo:background-color="transparent" fo:color="#cc6c1d"/>
    </style:style>
    <style:style style:name="T128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29" style:family="text">
      <style:text-properties fo:font-size="10.00pt" fo:font-weight="normal" fo:font-family="Monospace" style:font-family-asian="Monospace" style:font-family-complex="Monospace" fo:background-color="transparent" fo:color="#cc6c1d"/>
    </style:style>
    <style:style style:name="T130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31" style:family="text">
      <style:text-properties fo:font-size="10.00pt" fo:font-weight="normal" fo:font-family="Monospace" style:font-family-asian="Monospace" style:font-family-complex="Monospace" fo:background-color="transparent" fo:color="#1eb540"/>
    </style:style>
    <style:style style:name="T132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33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34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35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36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137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38" style:family="text">
      <style:text-properties fo:font-size="10.00pt" fo:font-weight="normal" fo:font-family="Monospace" style:font-family-asian="Monospace" style:font-family-complex="Monospace" fo:background-color="transparent" fo:color="#f2f200"/>
    </style:style>
    <style:style style:name="T139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40" style:family="text">
      <style:text-properties fo:font-size="10.00pt" fo:font-weight="normal" fo:font-family="Monospace" style:font-family-asian="Monospace" style:font-family-complex="Monospace" fo:background-color="transparent" fo:color="#66e1f8"/>
    </style:style>
    <style:style style:name="T141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42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143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44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45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46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147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48" style:family="text">
      <style:text-properties fo:font-size="10.00pt" fo:font-weight="normal" fo:font-family="Monospace" style:font-family-asian="Monospace" style:font-family-complex="Monospace" fo:background-color="transparent" fo:color="#f2f200"/>
    </style:style>
    <style:style style:name="T149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50" style:family="text">
      <style:text-properties fo:font-size="10.00pt" fo:font-weight="normal" fo:font-family="Monospace" style:font-family-asian="Monospace" style:font-family-complex="Monospace" fo:background-color="transparent" fo:color="#17c6a3"/>
    </style:style>
    <style:style style:name="T151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52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53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154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55" style:family="text">
      <style:text-properties fo:font-size="10.00pt" fo:font-weight="bold" fo:font-family="Monospace" style:font-family-asian="Monospace" style:font-family-complex="Monospace" fo:background-color="transparent" fo:color="#8ddaf8" fo:font-style="italic"/>
    </style:style>
    <style:style style:name="T156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57" style:family="text">
      <style:text-properties fo:font-size="10.00pt" fo:font-weight="normal" fo:font-family="Monospace" style:font-family-asian="Monospace" style:font-family-complex="Monospace" fo:background-color="transparent" fo:color="#a7ec21"/>
    </style:style>
    <style:style style:name="T158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59" style:family="text">
      <style:text-properties fo:font-size="10.00pt" fo:font-weight="normal" fo:font-family="Monospace" style:font-family-asian="Monospace" style:font-family-complex="Monospace" fo:background-color="transparent" fo:color="#f3ec79"/>
    </style:style>
    <style:style style:name="T160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61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62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63" style:family="text">
      <style:text-properties fo:font-size="10.00pt" fo:font-weight="normal" fo:font-family="Monospace" style:font-family-asian="Monospace" style:font-family-complex="Monospace" fo:background-color="transparent" fo:color="#cc6c1d"/>
    </style:style>
    <style:style style:name="T164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65" style:family="text">
      <style:text-properties fo:font-size="10.00pt" fo:font-weight="normal" fo:font-family="Monospace" style:font-family-asian="Monospace" style:font-family-complex="Monospace" fo:background-color="transparent" fo:color="#f3ec79"/>
    </style:style>
    <style:style style:name="T166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67" style:family="text">
      <style:text-properties fo:font-size="10.00pt" fo:font-weight="normal" fo:font-family="Monospace" style:font-family-asian="Monospace" style:font-family-complex="Monospace" fo:background-color="transparent" fo:color="#a7ec21"/>
    </style:style>
    <style:style style:name="T168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69" style:family="text">
      <style:text-properties fo:font-size="10.00pt" fo:font-weight="normal" fo:font-family="Monospace" style:font-family-asian="Monospace" style:font-family-complex="Monospace" fo:background-color="transparent" fo:color="#f3ec79"/>
    </style:style>
    <style:style style:name="T170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71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72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73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74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175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76" style:family="text">
      <style:text-properties fo:font-size="10.00pt" fo:font-weight="bold" fo:font-family="Monospace" style:font-family-asian="Monospace" style:font-family-complex="Monospace" fo:background-color="transparent" fo:color="#8ddaf8" fo:font-style="italic"/>
    </style:style>
    <style:style style:name="T177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78" style:family="text">
      <style:text-properties fo:font-size="10.00pt" fo:font-weight="normal" fo:font-family="Monospace" style:font-family-asian="Monospace" style:font-family-complex="Monospace" fo:background-color="transparent" fo:color="#a7ec21"/>
    </style:style>
    <style:style style:name="T179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80" style:family="text">
      <style:text-properties fo:font-size="10.00pt" fo:font-weight="normal" fo:font-family="Monospace" style:font-family-asian="Monospace" style:font-family-complex="Monospace" fo:background-color="transparent" fo:color="#17c6a3"/>
    </style:style>
    <style:style style:name="T181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82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83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84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85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86" style:family="text">
      <style:text-properties fo:font-size="10.00pt" fo:font-weight="normal" fo:font-family="Monospace" style:font-family-asian="Monospace" style:font-family-complex="Monospace" fo:background-color="transparent" fo:color="#cc6c1d"/>
    </style:style>
    <style:style style:name="T187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88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89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90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191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92" style:family="text">
      <style:text-properties fo:font-size="10.00pt" fo:font-weight="bold" fo:font-family="Monospace" style:font-family-asian="Monospace" style:font-family-complex="Monospace" fo:background-color="transparent" fo:color="#8ddaf8" fo:font-style="italic"/>
    </style:style>
    <style:style style:name="T193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94" style:family="text">
      <style:text-properties fo:font-size="10.00pt" fo:font-weight="normal" fo:font-family="Monospace" style:font-family-asian="Monospace" style:font-family-complex="Monospace" fo:background-color="transparent" fo:color="#a7ec21"/>
    </style:style>
    <style:style style:name="T195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96" style:family="text">
      <style:text-properties fo:font-size="10.00pt" fo:font-weight="normal" fo:font-family="Monospace" style:font-family-asian="Monospace" style:font-family-complex="Monospace" fo:background-color="transparent" fo:color="#17c6a3"/>
    </style:style>
    <style:style style:name="T197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98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99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200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201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202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203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204" style:family="text">
      <style:text-properties fo:font-size="10.00pt" fo:font-weight="normal" fo:font-family="Monospace" style:font-family-asian="Monospace" style:font-family-complex="Monospace" fo:background-color="transparent" fo:color="#a0a0a0" fo:font-style="italic"/>
    </style:style>
    <style:style style:name="T205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206" style:family="text">
      <style:text-properties fo:font-size="10.00pt" fo:font-weight="normal" fo:font-family="Monospace" style:font-family-asian="Monospace" style:font-family-complex="Monospace" fo:background-color="transparent" fo:color="#cc6c1d"/>
    </style:style>
    <style:style style:name="T207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208" style:family="text">
      <style:text-properties fo:font-size="10.00pt" fo:font-weight="normal" fo:font-family="Monospace" style:font-family-asian="Monospace" style:font-family-complex="Monospace" fo:background-color="transparent" fo:color="#cc6c1d"/>
    </style:style>
    <style:style style:name="T209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210" style:family="text">
      <style:text-properties fo:font-size="10.00pt" fo:font-weight="normal" fo:font-family="Monospace" style:font-family-asian="Monospace" style:font-family-complex="Monospace" fo:background-color="transparent" fo:color="#1eb540"/>
    </style:style>
    <style:style style:name="T211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212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213" style:family="text">
      <style:text-properties fo:font-size="10.00pt" fo:font-weight="normal" fo:font-family="Monospace" style:font-family-asian="Monospace" style:font-family-complex="Monospace" fo:background-color="transparent" fo:color="#cc6c1d"/>
    </style:style>
    <style:style style:name="T214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215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216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217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218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219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220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221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222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223" style:family="text">
      <style:text-properties fo:font-size="10.00pt" fo:font-weight="normal" fo:font-family="Monospace" style:font-family-asian="Monospace" style:font-family-complex="Monospace" fo:background-color="transparent" fo:color="#6897bb"/>
    </style:style>
    <style:style style:name="T224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225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226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227" style:family="text">
      <style:text-properties fo:font-size="10.00pt" fo:font-weight="normal" fo:font-family="Monospace" style:font-family-asian="Monospace" style:font-family-complex="Monospace" fo:background-color="transparent" fo:color="#66e1f8"/>
    </style:style>
    <style:style style:name="T228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229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230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231" style:family="text">
      <style:text-properties fo:font-size="10.00pt" fo:font-weight="normal" fo:font-family="Monospace" style:font-family-asian="Monospace" style:font-family-complex="Monospace" fo:background-color="transparent" fo:color="#3eabe6"/>
    </style:style>
    <style:style style:name="T232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233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234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235" style:family="text">
      <style:text-properties fo:font-size="10.00pt" fo:font-weight="normal" fo:font-family="Monospace" style:font-family-asian="Monospace" style:font-family-complex="Monospace" fo:background-color="transparent" fo:color="#17c6a3"/>
    </style:style>
    <style:style style:name="T236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237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238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239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240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241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242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243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244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245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246" style:family="text">
      <style:text-properties fo:font-size="10.00pt" fo:font-weight="normal" fo:font-family="Monospace" style:font-family-asian="Monospace" style:font-family-complex="Monospace" fo:background-color="transparent" fo:color="#6897bb"/>
    </style:style>
    <style:style style:name="T247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248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249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250" style:family="text">
      <style:text-properties fo:font-size="10.00pt" fo:font-weight="normal" fo:font-family="Monospace" style:font-family-asian="Monospace" style:font-family-complex="Monospace" fo:background-color="transparent" fo:color="#80f2f6"/>
    </style:style>
    <style:style style:name="T251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252" style:family="text">
      <style:text-properties fo:font-size="10.00pt" fo:font-weight="normal" fo:font-family="Monospace" style:font-family-asian="Monospace" style:font-family-complex="Monospace" fo:background-color="transparent" fo:color="#f2f200"/>
    </style:style>
    <style:style style:name="T253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254" style:family="text">
      <style:text-properties fo:font-size="10.00pt" fo:font-weight="normal" fo:font-family="Monospace" style:font-family-asian="Monospace" style:font-family-complex="Monospace" fo:background-color="transparent" fo:color="#66e1f8"/>
    </style:style>
    <style:style style:name="T255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256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257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258" style:family="text">
      <style:text-properties fo:font-size="10.00pt" fo:font-weight="normal" fo:font-family="Monospace" style:font-family-asian="Monospace" style:font-family-complex="Monospace" fo:background-color="transparent" fo:color="#3eabe6"/>
    </style:style>
    <style:style style:name="T259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260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261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262" style:family="text">
      <style:text-properties fo:font-size="10.00pt" fo:font-weight="normal" fo:font-family="Monospace" style:font-family-asian="Monospace" style:font-family-complex="Monospace" fo:background-color="transparent" fo:color="#17c6a3"/>
    </style:style>
    <style:style style:name="T263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264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265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266" style:family="text">
      <style:text-properties fo:font-size="10.00pt" fo:font-weight="normal" fo:font-family="Monospace" style:font-family-asian="Monospace" style:font-family-complex="Monospace" fo:background-color="transparent" fo:color="#f3ec79"/>
    </style:style>
    <style:style style:name="T267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268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269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270" style:family="text">
      <style:text-properties fo:font-size="10.00pt" fo:font-weight="normal" fo:font-family="Monospace" style:font-family-asian="Monospace" style:font-family-complex="Monospace" fo:background-color="transparent" fo:color="#17c6a3"/>
    </style:style>
    <style:style style:name="T271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272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273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274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275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276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277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278" style:family="text">
      <style:text-properties fo:font-size="10.00pt" fo:font-weight="normal" fo:font-family="Monospace" style:font-family-asian="Monospace" style:font-family-complex="Monospace" fo:background-color="transparent" fo:color="#6897bb"/>
    </style:style>
    <style:style style:name="T279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280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281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282" style:family="text">
      <style:text-properties fo:font-size="10.00pt" fo:font-weight="normal" fo:font-family="Monospace" style:font-family-asian="Monospace" style:font-family-complex="Monospace" fo:background-color="transparent" fo:color="#66e1f8"/>
    </style:style>
    <style:style style:name="T283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284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285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286" style:family="text">
      <style:text-properties fo:font-size="10.00pt" fo:font-weight="normal" fo:font-family="Monospace" style:font-family-asian="Monospace" style:font-family-complex="Monospace" fo:background-color="transparent" fo:color="#3eabe6"/>
    </style:style>
    <style:style style:name="T287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288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289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290" style:family="text">
      <style:text-properties fo:font-size="10.00pt" fo:font-weight="normal" fo:font-family="Monospace" style:font-family-asian="Monospace" style:font-family-complex="Monospace" fo:background-color="transparent" fo:color="#17c6a3"/>
    </style:style>
    <style:style style:name="T291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292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293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294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295" style:family="text">
      <style:text-properties fo:font-size="10.00pt" fo:font-weight="normal" fo:font-family="Monospace" style:font-family-asian="Monospace" style:font-family-complex="Monospace" fo:background-color="transparent" fo:color="#cc81ba" fo:font-style="italic"/>
    </style:style>
    <style:style style:name="T296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297" style:family="text">
      <style:text-properties fo:font-size="10.00pt" fo:font-weight="bold" fo:font-family="Monospace" style:font-family-asian="Monospace" style:font-family-complex="Monospace" fo:background-color="transparent" fo:color="#8ddaf8" fo:font-style="italic"/>
    </style:style>
    <style:style style:name="T298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299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300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301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302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303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304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305" style:family="text">
      <style:text-properties fo:font-size="10.00pt" fo:font-weight="normal" fo:font-family="Monospace" style:font-family-asian="Monospace" style:font-family-complex="Monospace" fo:background-color="transparent" fo:color="#6897bb"/>
    </style:style>
    <style:style style:name="T306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307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308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309" style:family="text">
      <style:text-properties fo:font-size="10.00pt" fo:font-weight="normal" fo:font-family="Monospace" style:font-family-asian="Monospace" style:font-family-complex="Monospace" fo:background-color="transparent" fo:color="#66e1f8"/>
    </style:style>
    <style:style style:name="T310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311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312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313" style:family="text">
      <style:text-properties fo:font-size="10.00pt" fo:font-weight="normal" fo:font-family="Monospace" style:font-family-asian="Monospace" style:font-family-complex="Monospace" fo:background-color="transparent" fo:color="#3eabe6"/>
    </style:style>
    <style:style style:name="T314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315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316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317" style:family="text">
      <style:text-properties fo:font-size="10.00pt" fo:font-weight="normal" fo:font-family="Monospace" style:font-family-asian="Monospace" style:font-family-complex="Monospace" fo:background-color="transparent" fo:color="#17c6a3"/>
    </style:style>
    <style:style style:name="T318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319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320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321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322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323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324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325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326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327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328" style:family="text">
      <style:text-properties fo:font-size="10.00pt" fo:font-weight="normal" fo:font-family="Monospace" style:font-family-asian="Monospace" style:font-family-complex="Monospace" fo:background-color="transparent" fo:color="#6897bb"/>
    </style:style>
    <style:style style:name="T329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330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331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332" style:family="text">
      <style:text-properties fo:font-size="10.00pt" fo:font-weight="normal" fo:font-family="Monospace" style:font-family-asian="Monospace" style:font-family-complex="Monospace" fo:background-color="transparent" fo:color="#66e1f8"/>
    </style:style>
    <style:style style:name="T333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334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335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336" style:family="text">
      <style:text-properties fo:font-size="10.00pt" fo:font-weight="normal" fo:font-family="Monospace" style:font-family-asian="Monospace" style:font-family-complex="Monospace" fo:background-color="transparent" fo:color="#3eabe6"/>
    </style:style>
    <style:style style:name="T337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338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339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340" style:family="text">
      <style:text-properties fo:font-size="10.00pt" fo:font-weight="normal" fo:font-family="Monospace" style:font-family-asian="Monospace" style:font-family-complex="Monospace" fo:background-color="transparent" fo:color="#17c6a3"/>
    </style:style>
    <style:style style:name="T341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342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343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344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345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346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347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348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349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350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351" style:family="text">
      <style:text-properties fo:font-size="10.00pt" fo:font-weight="normal" fo:font-family="Monospace" style:font-family-asian="Monospace" style:font-family-complex="Monospace" fo:background-color="transparent" fo:color="#6897bb"/>
    </style:style>
    <style:style style:name="T352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353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354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355" style:family="text">
      <style:text-properties fo:font-size="10.00pt" fo:font-weight="normal" fo:font-family="Monospace" style:font-family-asian="Monospace" style:font-family-complex="Monospace" fo:background-color="transparent" fo:color="#66e1f8"/>
    </style:style>
    <style:style style:name="T356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357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358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359" style:family="text">
      <style:text-properties fo:font-size="10.00pt" fo:font-weight="normal" fo:font-family="Monospace" style:font-family-asian="Monospace" style:font-family-complex="Monospace" fo:background-color="transparent" fo:color="#3eabe6"/>
    </style:style>
    <style:style style:name="T360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361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362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363" style:family="text">
      <style:text-properties fo:font-size="10.00pt" fo:font-weight="normal" fo:font-family="Monospace" style:font-family-asian="Monospace" style:font-family-complex="Monospace" fo:background-color="transparent" fo:color="#17c6a3"/>
    </style:style>
    <style:style style:name="T364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365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366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367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368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369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370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371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372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373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374" style:family="text">
      <style:text-properties fo:font-size="10.00pt" fo:font-weight="normal" fo:font-family="Monospace" style:font-family-asian="Monospace" style:font-family-complex="Monospace" fo:background-color="transparent" fo:color="#6897bb"/>
    </style:style>
    <style:style style:name="T375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376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377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378" style:family="text">
      <style:text-properties fo:font-size="10.00pt" fo:font-weight="normal" fo:font-family="Monospace" style:font-family-asian="Monospace" style:font-family-complex="Monospace" fo:background-color="transparent" fo:color="#66e1f8"/>
    </style:style>
    <style:style style:name="T379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380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381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382" style:family="text">
      <style:text-properties fo:font-size="10.00pt" fo:font-weight="normal" fo:font-family="Monospace" style:font-family-asian="Monospace" style:font-family-complex="Monospace" fo:background-color="transparent" fo:color="#3eabe6"/>
    </style:style>
    <style:style style:name="T383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384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385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386" style:family="text">
      <style:text-properties fo:font-size="10.00pt" fo:font-weight="normal" fo:font-family="Monospace" style:font-family-asian="Monospace" style:font-family-complex="Monospace" fo:background-color="transparent" fo:color="#17c6a3"/>
    </style:style>
    <style:style style:name="T387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388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389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390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391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392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393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394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395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396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397" style:family="text">
      <style:text-properties fo:font-size="10.00pt" fo:font-weight="normal" fo:font-family="Monospace" style:font-family-asian="Monospace" style:font-family-complex="Monospace" fo:background-color="transparent" fo:color="#6897bb"/>
    </style:style>
    <style:style style:name="T398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399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400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401" style:family="text">
      <style:text-properties fo:font-size="10.00pt" fo:font-weight="normal" fo:font-family="Monospace" style:font-family-asian="Monospace" style:font-family-complex="Monospace" fo:background-color="transparent" fo:color="#66e1f8"/>
    </style:style>
    <style:style style:name="T402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403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404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405" style:family="text">
      <style:text-properties fo:font-size="10.00pt" fo:font-weight="normal" fo:font-family="Monospace" style:font-family-asian="Monospace" style:font-family-complex="Monospace" fo:background-color="transparent" fo:color="#3eabe6"/>
    </style:style>
    <style:style style:name="T406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407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408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409" style:family="text">
      <style:text-properties fo:font-size="10.00pt" fo:font-weight="normal" fo:font-family="Monospace" style:font-family-asian="Monospace" style:font-family-complex="Monospace" fo:background-color="transparent" fo:color="#17c6a3"/>
    </style:style>
    <style:style style:name="T410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411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412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413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414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415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416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417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418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419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420" style:family="text">
      <style:text-properties fo:font-size="10.00pt" fo:font-weight="normal" fo:font-family="Monospace" style:font-family-asian="Monospace" style:font-family-complex="Monospace" fo:background-color="transparent" fo:color="#6897bb"/>
    </style:style>
    <style:style style:name="T421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422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423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424" style:family="text">
      <style:text-properties fo:font-size="10.00pt" fo:font-weight="normal" fo:font-family="Monospace" style:font-family-asian="Monospace" style:font-family-complex="Monospace" fo:background-color="transparent" fo:color="#66e1f8"/>
    </style:style>
    <style:style style:name="T425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426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427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428" style:family="text">
      <style:text-properties fo:font-size="10.00pt" fo:font-weight="normal" fo:font-family="Monospace" style:font-family-asian="Monospace" style:font-family-complex="Monospace" fo:background-color="transparent" fo:color="#3eabe6"/>
    </style:style>
    <style:style style:name="T429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430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431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432" style:family="text">
      <style:text-properties fo:font-size="10.00pt" fo:font-weight="normal" fo:font-family="Monospace" style:font-family-asian="Monospace" style:font-family-complex="Monospace" fo:background-color="transparent" fo:color="#17c6a3"/>
    </style:style>
    <style:style style:name="T433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434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435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436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437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438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439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440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441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442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443" style:family="text">
      <style:text-properties fo:font-size="10.00pt" fo:font-weight="normal" fo:font-family="Monospace" style:font-family-asian="Monospace" style:font-family-complex="Monospace" fo:background-color="transparent" fo:color="#6897bb"/>
    </style:style>
    <style:style style:name="T444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445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446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447" style:family="text">
      <style:text-properties fo:font-size="10.00pt" fo:font-weight="normal" fo:font-family="Monospace" style:font-family-asian="Monospace" style:font-family-complex="Monospace" fo:background-color="transparent" fo:color="#66e1f8"/>
    </style:style>
    <style:style style:name="T448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449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450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451" style:family="text">
      <style:text-properties fo:font-size="10.00pt" fo:font-weight="normal" fo:font-family="Monospace" style:font-family-asian="Monospace" style:font-family-complex="Monospace" fo:background-color="transparent" fo:color="#3eabe6"/>
    </style:style>
    <style:style style:name="T452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453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454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455" style:family="text">
      <style:text-properties fo:font-size="10.00pt" fo:font-weight="normal" fo:font-family="Monospace" style:font-family-asian="Monospace" style:font-family-complex="Monospace" fo:background-color="transparent" fo:color="#17c6a3"/>
    </style:style>
    <style:style style:name="T456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457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458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459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460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461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462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463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464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465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466" style:family="text">
      <style:text-properties fo:font-size="10.00pt" fo:font-weight="normal" fo:font-family="Monospace" style:font-family-asian="Monospace" style:font-family-complex="Monospace" fo:background-color="transparent" fo:color="#6897bb"/>
    </style:style>
    <style:style style:name="T467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468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469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470" style:family="text">
      <style:text-properties fo:font-size="10.00pt" fo:font-weight="normal" fo:font-family="Monospace" style:font-family-asian="Monospace" style:font-family-complex="Monospace" fo:background-color="transparent" fo:color="#66e1f8"/>
    </style:style>
    <style:style style:name="T471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472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473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474" style:family="text">
      <style:text-properties fo:font-size="10.00pt" fo:font-weight="normal" fo:font-family="Monospace" style:font-family-asian="Monospace" style:font-family-complex="Monospace" fo:background-color="transparent" fo:color="#3eabe6"/>
    </style:style>
    <style:style style:name="T475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476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477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478" style:family="text">
      <style:text-properties fo:font-size="10.00pt" fo:font-weight="normal" fo:font-family="Monospace" style:font-family-asian="Monospace" style:font-family-complex="Monospace" fo:background-color="transparent" fo:color="#17c6a3"/>
    </style:style>
    <style:style style:name="T479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480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481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482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483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484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485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486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487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488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489" style:family="text">
      <style:text-properties fo:font-size="10.00pt" fo:font-weight="normal" fo:font-family="Monospace" style:font-family-asian="Monospace" style:font-family-complex="Monospace" fo:background-color="transparent" fo:color="#6897bb"/>
    </style:style>
    <style:style style:name="T490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491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492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493" style:family="text">
      <style:text-properties fo:font-size="10.00pt" fo:font-weight="normal" fo:font-family="Monospace" style:font-family-asian="Monospace" style:font-family-complex="Monospace" fo:background-color="transparent" fo:color="#66e1f8"/>
    </style:style>
    <style:style style:name="T494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495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496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497" style:family="text">
      <style:text-properties fo:font-size="10.00pt" fo:font-weight="normal" fo:font-family="Monospace" style:font-family-asian="Monospace" style:font-family-complex="Monospace" fo:background-color="transparent" fo:color="#3eabe6"/>
    </style:style>
    <style:style style:name="T498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499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500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501" style:family="text">
      <style:text-properties fo:font-size="10.00pt" fo:font-weight="normal" fo:font-family="Monospace" style:font-family-asian="Monospace" style:font-family-complex="Monospace" fo:background-color="transparent" fo:color="#17c6a3"/>
    </style:style>
    <style:style style:name="T502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503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504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505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506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507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508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509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510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511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512" style:family="text">
      <style:text-properties fo:font-size="10.00pt" fo:font-weight="normal" fo:font-family="Monospace" style:font-family-asian="Monospace" style:font-family-complex="Monospace" fo:background-color="transparent" fo:color="#6897bb"/>
    </style:style>
    <style:style style:name="T513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514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515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516" style:family="text">
      <style:text-properties fo:font-size="10.00pt" fo:font-weight="normal" fo:font-family="Monospace" style:font-family-asian="Monospace" style:font-family-complex="Monospace" fo:background-color="transparent" fo:color="#66e1f8"/>
    </style:style>
    <style:style style:name="T517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518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519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520" style:family="text">
      <style:text-properties fo:font-size="10.00pt" fo:font-weight="normal" fo:font-family="Monospace" style:font-family-asian="Monospace" style:font-family-complex="Monospace" fo:background-color="transparent" fo:color="#3eabe6"/>
    </style:style>
    <style:style style:name="T521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522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523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524" style:family="text">
      <style:text-properties fo:font-size="10.00pt" fo:font-weight="normal" fo:font-family="Monospace" style:font-family-asian="Monospace" style:font-family-complex="Monospace" fo:background-color="transparent" fo:color="#17c6a3"/>
    </style:style>
    <style:style style:name="T525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526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527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528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529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530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531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532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533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534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535" style:family="text">
      <style:text-properties fo:font-size="10.00pt" fo:font-weight="normal" fo:font-family="Monospace" style:font-family-asian="Monospace" style:font-family-complex="Monospace" fo:background-color="transparent" fo:color="#6897bb"/>
    </style:style>
    <style:style style:name="T536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537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538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539" style:family="text">
      <style:text-properties fo:font-size="10.00pt" fo:font-weight="normal" fo:font-family="Monospace" style:font-family-asian="Monospace" style:font-family-complex="Monospace" fo:background-color="transparent" fo:color="#66e1f8"/>
    </style:style>
    <style:style style:name="T540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541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542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543" style:family="text">
      <style:text-properties fo:font-size="10.00pt" fo:font-weight="normal" fo:font-family="Monospace" style:font-family-asian="Monospace" style:font-family-complex="Monospace" fo:background-color="transparent" fo:color="#3eabe6"/>
    </style:style>
    <style:style style:name="T544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545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546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547" style:family="text">
      <style:text-properties fo:font-size="10.00pt" fo:font-weight="normal" fo:font-family="Monospace" style:font-family-asian="Monospace" style:font-family-complex="Monospace" fo:background-color="transparent" fo:color="#17c6a3"/>
    </style:style>
    <style:style style:name="T548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549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550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551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552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553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554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555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556" style:family="text">
      <style:text-properties fo:font-size="10.00pt" fo:font-weight="normal" fo:font-family="Monospace" style:font-family-asian="Monospace" style:font-family-complex="Monospace" fo:background-color="transparent" fo:color="#a0a0a0" fo:font-style="italic"/>
    </style:style>
    <style:style style:name="T557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558" style:family="text">
      <style:text-properties fo:font-size="10.00pt" fo:font-weight="normal" fo:font-family="Monospace" style:font-family-asian="Monospace" style:font-family-complex="Monospace" fo:background-color="transparent" fo:color="#cc6c1d"/>
    </style:style>
    <style:style style:name="T559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560" style:family="text">
      <style:text-properties fo:font-size="10.00pt" fo:font-weight="normal" fo:font-family="Monospace" style:font-family-asian="Monospace" style:font-family-complex="Monospace" fo:background-color="transparent" fo:color="#cc6c1d"/>
    </style:style>
    <style:style style:name="T561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562" style:family="text">
      <style:text-properties fo:font-size="10.00pt" fo:font-weight="normal" fo:font-family="Monospace" style:font-family-asian="Monospace" style:font-family-complex="Monospace" fo:background-color="transparent" fo:color="#1eb540"/>
    </style:style>
    <style:style style:name="T563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564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565" style:family="text">
      <style:text-properties fo:font-size="10.00pt" fo:font-weight="normal" fo:font-family="Monospace" style:font-family-asian="Monospace" style:font-family-complex="Monospace" fo:background-color="transparent" fo:color="#cc6c1d"/>
    </style:style>
    <style:style style:name="T566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567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568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569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570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571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572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573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574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575" style:family="text">
      <style:text-properties fo:font-size="10.00pt" fo:font-weight="normal" fo:font-family="Monospace" style:font-family-asian="Monospace" style:font-family-complex="Monospace" fo:background-color="transparent" fo:color="#6897bb"/>
    </style:style>
    <style:style style:name="T576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577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578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579" style:family="text">
      <style:text-properties fo:font-size="10.00pt" fo:font-weight="normal" fo:font-family="Monospace" style:font-family-asian="Monospace" style:font-family-complex="Monospace" fo:background-color="transparent" fo:color="#66e1f8"/>
    </style:style>
    <style:style style:name="T580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581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582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583" style:family="text">
      <style:text-properties fo:font-size="10.00pt" fo:font-weight="normal" fo:font-family="Monospace" style:font-family-asian="Monospace" style:font-family-complex="Monospace" fo:background-color="transparent" fo:color="#3eabe6"/>
    </style:style>
    <style:style style:name="T584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585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586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587" style:family="text">
      <style:text-properties fo:font-size="10.00pt" fo:font-weight="normal" fo:font-family="Monospace" style:font-family-asian="Monospace" style:font-family-complex="Monospace" fo:background-color="transparent" fo:color="#17c6a3"/>
    </style:style>
    <style:style style:name="T588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589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590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591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592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593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594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595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596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597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598" style:family="text">
      <style:text-properties fo:font-size="10.00pt" fo:font-weight="normal" fo:font-family="Monospace" style:font-family-asian="Monospace" style:font-family-complex="Monospace" fo:background-color="transparent" fo:color="#6897bb"/>
    </style:style>
    <style:style style:name="T599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600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601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602" style:family="text">
      <style:text-properties fo:font-size="10.00pt" fo:font-weight="normal" fo:font-family="Monospace" style:font-family-asian="Monospace" style:font-family-complex="Monospace" fo:background-color="transparent" fo:color="#66e1f8"/>
    </style:style>
    <style:style style:name="T603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604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605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606" style:family="text">
      <style:text-properties fo:font-size="10.00pt" fo:font-weight="normal" fo:font-family="Monospace" style:font-family-asian="Monospace" style:font-family-complex="Monospace" fo:background-color="transparent" fo:color="#3eabe6"/>
    </style:style>
    <style:style style:name="T607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608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609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610" style:family="text">
      <style:text-properties fo:font-size="10.00pt" fo:font-weight="normal" fo:font-family="Monospace" style:font-family-asian="Monospace" style:font-family-complex="Monospace" fo:background-color="transparent" fo:color="#17c6a3"/>
    </style:style>
    <style:style style:name="T611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612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613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614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615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616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617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618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619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620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621" style:family="text">
      <style:text-properties fo:font-size="10.00pt" fo:font-weight="normal" fo:font-family="Monospace" style:font-family-asian="Monospace" style:font-family-complex="Monospace" fo:background-color="transparent" fo:color="#6897bb"/>
    </style:style>
    <style:style style:name="T622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623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624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625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626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627" style:family="text">
      <style:text-properties fo:font-size="10.00pt" fo:font-weight="normal" fo:font-family="Monospace" style:font-family-asian="Monospace" style:font-family-complex="Monospace" fo:background-color="transparent" fo:color="#f2f200"/>
    </style:style>
    <style:style style:name="T628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629" style:family="text">
      <style:text-properties fo:font-size="10.00pt" fo:font-weight="normal" fo:font-family="Monospace" style:font-family-asian="Monospace" style:font-family-complex="Monospace" fo:background-color="transparent" fo:color="#66e1f8"/>
    </style:style>
    <style:style style:name="T630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631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632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633" style:family="text">
      <style:text-properties fo:font-size="10.00pt" fo:font-weight="normal" fo:font-family="Monospace" style:font-family-asian="Monospace" style:font-family-complex="Monospace" fo:background-color="transparent" fo:color="#3eabe6"/>
    </style:style>
    <style:style style:name="T634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635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636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637" style:family="text">
      <style:text-properties fo:font-size="10.00pt" fo:font-weight="normal" fo:font-family="Monospace" style:font-family-asian="Monospace" style:font-family-complex="Monospace" fo:background-color="transparent" fo:color="#17c6a3"/>
    </style:style>
    <style:style style:name="T638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639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640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641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642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643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644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645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646" style:family="text">
      <style:text-properties fo:font-size="10.00pt" fo:font-weight="bold" fo:font-family="Monospace" style:font-family-asian="Monospace" style:font-family-complex="Monospace" fo:background-color="transparent" fo:color="#8ddaf8" fo:font-style="italic"/>
    </style:style>
    <style:style style:name="T647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648" style:family="text">
      <style:text-properties fo:font-size="10.00pt" fo:font-weight="normal" fo:font-family="Monospace" style:font-family-asian="Monospace" style:font-family-complex="Monospace" fo:background-color="transparent" fo:color="#a7ec21"/>
    </style:style>
    <style:style style:name="T649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650" style:family="text">
      <style:text-properties fo:font-size="10.00pt" fo:font-weight="normal" fo:font-family="Monospace" style:font-family-asian="Monospace" style:font-family-complex="Monospace" fo:background-color="transparent" fo:color="#f3ec79"/>
    </style:style>
    <style:style style:name="T651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652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653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654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655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656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657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658" style:family="text">
      <style:text-properties fo:font-size="10.00pt" fo:font-weight="normal" fo:font-family="Monospace" style:font-family-asian="Monospace" style:font-family-complex="Monospace" fo:background-color="transparent" fo:color="#6897bb"/>
    </style:style>
    <style:style style:name="T659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660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661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662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663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664" style:family="text">
      <style:text-properties fo:font-size="10.00pt" fo:font-weight="normal" fo:font-family="Monospace" style:font-family-asian="Monospace" style:font-family-complex="Monospace" fo:background-color="transparent" fo:color="#f2f200"/>
    </style:style>
    <style:style style:name="T665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666" style:family="text">
      <style:text-properties fo:font-size="10.00pt" fo:font-weight="normal" fo:font-family="Monospace" style:font-family-asian="Monospace" style:font-family-complex="Monospace" fo:background-color="transparent" fo:color="#66e1f8"/>
    </style:style>
    <style:style style:name="T667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668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669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670" style:family="text">
      <style:text-properties fo:font-size="10.00pt" fo:font-weight="normal" fo:font-family="Monospace" style:font-family-asian="Monospace" style:font-family-complex="Monospace" fo:background-color="transparent" fo:color="#3eabe6"/>
    </style:style>
    <style:style style:name="T671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672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673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674" style:family="text">
      <style:text-properties fo:font-size="10.00pt" fo:font-weight="normal" fo:font-family="Monospace" style:font-family-asian="Monospace" style:font-family-complex="Monospace" fo:background-color="transparent" fo:color="#17c6a3"/>
    </style:style>
    <style:style style:name="T675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676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677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678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679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680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681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682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683" style:family="text">
      <style:text-properties fo:font-size="10.00pt" fo:font-weight="bold" fo:font-family="Monospace" style:font-family-asian="Monospace" style:font-family-complex="Monospace" fo:background-color="transparent" fo:color="#8ddaf8" fo:font-style="italic"/>
    </style:style>
    <style:style style:name="T684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685" style:family="text">
      <style:text-properties fo:font-size="10.00pt" fo:font-weight="normal" fo:font-family="Monospace" style:font-family-asian="Monospace" style:font-family-complex="Monospace" fo:background-color="transparent" fo:color="#a7ec21"/>
    </style:style>
    <style:style style:name="T686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687" style:family="text">
      <style:text-properties fo:font-size="10.00pt" fo:font-weight="normal" fo:font-family="Monospace" style:font-family-asian="Monospace" style:font-family-complex="Monospace" fo:background-color="transparent" fo:color="#f3ec79"/>
    </style:style>
    <style:style style:name="T688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689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690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691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692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693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694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695" style:family="text">
      <style:text-properties fo:font-size="10.00pt" fo:font-weight="normal" fo:font-family="Monospace" style:font-family-asian="Monospace" style:font-family-complex="Monospace" fo:background-color="transparent" fo:color="#6897bb"/>
    </style:style>
    <style:style style:name="T696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697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698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699" style:family="text">
      <style:text-properties fo:font-size="10.00pt" fo:font-weight="normal" fo:font-family="Monospace" style:font-family-asian="Monospace" style:font-family-complex="Monospace" fo:background-color="transparent" fo:color="#66e1f8"/>
    </style:style>
    <style:style style:name="T700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701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702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703" style:family="text">
      <style:text-properties fo:font-size="10.00pt" fo:font-weight="normal" fo:font-family="Monospace" style:font-family-asian="Monospace" style:font-family-complex="Monospace" fo:background-color="transparent" fo:color="#3eabe6"/>
    </style:style>
    <style:style style:name="T704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705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706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707" style:family="text">
      <style:text-properties fo:font-size="10.00pt" fo:font-weight="normal" fo:font-family="Monospace" style:font-family-asian="Monospace" style:font-family-complex="Monospace" fo:background-color="transparent" fo:color="#17c6a3"/>
    </style:style>
    <style:style style:name="T708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709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710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711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712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713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714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715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716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717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718" style:family="text">
      <style:text-properties fo:font-size="10.00pt" fo:font-weight="normal" fo:font-family="Monospace" style:font-family-asian="Monospace" style:font-family-complex="Monospace" fo:background-color="transparent" fo:color="#6897bb"/>
    </style:style>
    <style:style style:name="T719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720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721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722" style:family="text">
      <style:text-properties fo:font-size="10.00pt" fo:font-weight="normal" fo:font-family="Monospace" style:font-family-asian="Monospace" style:font-family-complex="Monospace" fo:background-color="transparent" fo:color="#66e1f8"/>
    </style:style>
    <style:style style:name="T723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724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725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726" style:family="text">
      <style:text-properties fo:font-size="10.00pt" fo:font-weight="normal" fo:font-family="Monospace" style:font-family-asian="Monospace" style:font-family-complex="Monospace" fo:background-color="transparent" fo:color="#3eabe6"/>
    </style:style>
    <style:style style:name="T727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728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729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730" style:family="text">
      <style:text-properties fo:font-size="10.00pt" fo:font-weight="normal" fo:font-family="Monospace" style:font-family-asian="Monospace" style:font-family-complex="Monospace" fo:background-color="transparent" fo:color="#17c6a3"/>
    </style:style>
    <style:style style:name="T731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732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733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734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735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736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737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738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739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740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741" style:family="text">
      <style:text-properties fo:font-size="10.00pt" fo:font-weight="normal" fo:font-family="Monospace" style:font-family-asian="Monospace" style:font-family-complex="Monospace" fo:background-color="transparent" fo:color="#6897bb"/>
    </style:style>
    <style:style style:name="T742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743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744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745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746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747" style:family="text">
      <style:text-properties fo:font-size="10.00pt" fo:font-weight="normal" fo:font-family="Monospace" style:font-family-asian="Monospace" style:font-family-complex="Monospace" fo:background-color="transparent" fo:color="#f2f200"/>
    </style:style>
    <style:style style:name="T748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749" style:family="text">
      <style:text-properties fo:font-size="10.00pt" fo:font-weight="normal" fo:font-family="Monospace" style:font-family-asian="Monospace" style:font-family-complex="Monospace" fo:background-color="transparent" fo:color="#66e1f8"/>
    </style:style>
    <style:style style:name="T750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751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752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753" style:family="text">
      <style:text-properties fo:font-size="10.00pt" fo:font-weight="normal" fo:font-family="Monospace" style:font-family-asian="Monospace" style:font-family-complex="Monospace" fo:background-color="transparent" fo:color="#3eabe6"/>
    </style:style>
    <style:style style:name="T754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755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756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757" style:family="text">
      <style:text-properties fo:font-size="10.00pt" fo:font-weight="normal" fo:font-family="Monospace" style:font-family-asian="Monospace" style:font-family-complex="Monospace" fo:background-color="transparent" fo:color="#17c6a3"/>
    </style:style>
    <style:style style:name="T758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759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760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761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762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763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764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765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766" style:family="text">
      <style:text-properties fo:font-size="10.00pt" fo:font-weight="bold" fo:font-family="Monospace" style:font-family-asian="Monospace" style:font-family-complex="Monospace" fo:background-color="transparent" fo:color="#8ddaf8" fo:font-style="italic"/>
    </style:style>
    <style:style style:name="T767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768" style:family="text">
      <style:text-properties fo:font-size="10.00pt" fo:font-weight="normal" fo:font-family="Monospace" style:font-family-asian="Monospace" style:font-family-complex="Monospace" fo:background-color="transparent" fo:color="#a7ec21"/>
    </style:style>
    <style:style style:name="T769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770" style:family="text">
      <style:text-properties fo:font-size="10.00pt" fo:font-weight="normal" fo:font-family="Monospace" style:font-family-asian="Monospace" style:font-family-complex="Monospace" fo:background-color="transparent" fo:color="#f3ec79"/>
    </style:style>
    <style:style style:name="T771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772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773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774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775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776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777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778" style:family="text">
      <style:text-properties fo:font-size="10.00pt" fo:font-weight="normal" fo:font-family="Monospace" style:font-family-asian="Monospace" style:font-family-complex="Monospace" fo:background-color="transparent" fo:color="#6897bb"/>
    </style:style>
    <style:style style:name="T779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780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781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782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783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784" style:family="text">
      <style:text-properties fo:font-size="10.00pt" fo:font-weight="normal" fo:font-family="Monospace" style:font-family-asian="Monospace" style:font-family-complex="Monospace" fo:background-color="transparent" fo:color="#f2f200"/>
    </style:style>
    <style:style style:name="T785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786" style:family="text">
      <style:text-properties fo:font-size="10.00pt" fo:font-weight="normal" fo:font-family="Monospace" style:font-family-asian="Monospace" style:font-family-complex="Monospace" fo:background-color="transparent" fo:color="#66e1f8"/>
    </style:style>
    <style:style style:name="T787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788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789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790" style:family="text">
      <style:text-properties fo:font-size="10.00pt" fo:font-weight="normal" fo:font-family="Monospace" style:font-family-asian="Monospace" style:font-family-complex="Monospace" fo:background-color="transparent" fo:color="#3eabe6"/>
    </style:style>
    <style:style style:name="T791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792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793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794" style:family="text">
      <style:text-properties fo:font-size="10.00pt" fo:font-weight="normal" fo:font-family="Monospace" style:font-family-asian="Monospace" style:font-family-complex="Monospace" fo:background-color="transparent" fo:color="#17c6a3"/>
    </style:style>
    <style:style style:name="T795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796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797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798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799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800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801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802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803" style:family="text">
      <style:text-properties fo:font-size="10.00pt" fo:font-weight="bold" fo:font-family="Monospace" style:font-family-asian="Monospace" style:font-family-complex="Monospace" fo:background-color="transparent" fo:color="#8ddaf8" fo:font-style="italic"/>
    </style:style>
    <style:style style:name="T804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805" style:family="text">
      <style:text-properties fo:font-size="10.00pt" fo:font-weight="normal" fo:font-family="Monospace" style:font-family-asian="Monospace" style:font-family-complex="Monospace" fo:background-color="transparent" fo:color="#a7ec21"/>
    </style:style>
    <style:style style:name="T806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807" style:family="text">
      <style:text-properties fo:font-size="10.00pt" fo:font-weight="normal" fo:font-family="Monospace" style:font-family-asian="Monospace" style:font-family-complex="Monospace" fo:background-color="transparent" fo:color="#f3ec79"/>
    </style:style>
    <style:style style:name="T808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809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810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811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812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813" style:family="text">
      <style:text-properties fo:font-size="10.00pt" fo:font-weight="normal" fo:font-family="Monospace" style:font-family-asian="Monospace" style:font-family-complex="Monospace" fo:background-color="transparent" fo:color="#f2f200"/>
    </style:style>
    <style:style style:name="T814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815" style:family="text">
      <style:text-properties fo:font-size="10.00pt" fo:font-weight="normal" fo:font-family="Monospace" style:font-family-asian="Monospace" style:font-family-complex="Monospace" fo:background-color="transparent" fo:color="#66e1f8"/>
    </style:style>
    <style:style style:name="T816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817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818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819" style:family="text">
      <style:text-properties fo:font-size="10.00pt" fo:font-weight="normal" fo:font-family="Monospace" style:font-family-asian="Monospace" style:font-family-complex="Monospace" fo:background-color="transparent" fo:color="#3eabe6"/>
    </style:style>
    <style:style style:name="T820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821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822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823" style:family="text">
      <style:text-properties fo:font-size="10.00pt" fo:font-weight="normal" fo:font-family="Monospace" style:font-family-asian="Monospace" style:font-family-complex="Monospace" fo:background-color="transparent" fo:color="#17c6a3"/>
    </style:style>
    <style:style style:name="T824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825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826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827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828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829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830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831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832" style:family="text">
      <style:text-properties fo:font-size="10.00pt" fo:font-weight="bold" fo:font-family="Monospace" style:font-family-asian="Monospace" style:font-family-complex="Monospace" fo:background-color="transparent" fo:color="#8ddaf8" fo:font-style="italic"/>
    </style:style>
    <style:style style:name="T833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834" style:family="text">
      <style:text-properties fo:font-size="10.00pt" fo:font-weight="normal" fo:font-family="Monospace" style:font-family-asian="Monospace" style:font-family-complex="Monospace" fo:background-color="transparent" fo:color="#a7ec21"/>
    </style:style>
    <style:style style:name="T835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836" style:family="text">
      <style:text-properties fo:font-size="10.00pt" fo:font-weight="normal" fo:font-family="Monospace" style:font-family-asian="Monospace" style:font-family-complex="Monospace" fo:background-color="transparent" fo:color="#17c6a3"/>
    </style:style>
    <style:style style:name="T837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838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839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840" style:family="text">
      <style:text-properties fo:font-size="10.00pt" fo:font-weight="normal" fo:font-family="Monospace" style:font-family-asian="Monospace" style:font-family-complex="Monospace" fo:background-color="transparent" fo:color="#f3ec79"/>
    </style:style>
    <style:style style:name="T841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842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843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844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845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846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847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848" style:family="text">
      <style:text-properties fo:font-size="10.00pt" fo:font-weight="normal" fo:font-family="Monospace" style:font-family-asian="Monospace" style:font-family-complex="Monospace" fo:background-color="transparent" fo:color="#6897bb"/>
    </style:style>
    <style:style style:name="T849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850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851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852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853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854" style:family="text">
      <style:text-properties fo:font-size="10.00pt" fo:font-weight="normal" fo:font-family="Monospace" style:font-family-asian="Monospace" style:font-family-complex="Monospace" fo:background-color="transparent" fo:color="#f2f200"/>
    </style:style>
    <style:style style:name="T855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856" style:family="text">
      <style:text-properties fo:font-size="10.00pt" fo:font-weight="normal" fo:font-family="Monospace" style:font-family-asian="Monospace" style:font-family-complex="Monospace" fo:background-color="transparent" fo:color="#66e1f8"/>
    </style:style>
    <style:style style:name="T857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858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859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860" style:family="text">
      <style:text-properties fo:font-size="10.00pt" fo:font-weight="normal" fo:font-family="Monospace" style:font-family-asian="Monospace" style:font-family-complex="Monospace" fo:background-color="transparent" fo:color="#3eabe6"/>
    </style:style>
    <style:style style:name="T861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862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863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864" style:family="text">
      <style:text-properties fo:font-size="10.00pt" fo:font-weight="normal" fo:font-family="Monospace" style:font-family-asian="Monospace" style:font-family-complex="Monospace" fo:background-color="transparent" fo:color="#17c6a3"/>
    </style:style>
    <style:style style:name="T865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866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867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868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869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870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871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872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873" style:family="text">
      <style:text-properties fo:font-size="10.00pt" fo:font-weight="bold" fo:font-family="Monospace" style:font-family-asian="Monospace" style:font-family-complex="Monospace" fo:background-color="transparent" fo:color="#8ddaf8" fo:font-style="italic"/>
    </style:style>
    <style:style style:name="T874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875" style:family="text">
      <style:text-properties fo:font-size="10.00pt" fo:font-weight="normal" fo:font-family="Monospace" style:font-family-asian="Monospace" style:font-family-complex="Monospace" fo:background-color="transparent" fo:color="#a7ec21"/>
    </style:style>
    <style:style style:name="T876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877" style:family="text">
      <style:text-properties fo:font-size="10.00pt" fo:font-weight="normal" fo:font-family="Monospace" style:font-family-asian="Monospace" style:font-family-complex="Monospace" fo:background-color="transparent" fo:color="#17c6a3"/>
    </style:style>
    <style:style style:name="T878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879" style:family="text">
      <style:text-properties fo:font-size="10.00pt" fo:font-weight="normal" fo:font-family="Monospace" style:font-family-asian="Monospace" style:font-family-complex="Monospace" fo:background-color="transparent" fo:color="#f3ec79"/>
    </style:style>
    <style:style style:name="T880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881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882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883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884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885" style:family="text">
      <style:text-properties fo:font-size="10.00pt" fo:font-weight="normal" fo:font-family="Monospace" style:font-family-asian="Monospace" style:font-family-complex="Monospace" fo:background-color="transparent" fo:color="#a0a0a0" fo:font-style="italic"/>
    </style:style>
    <style:style style:name="T886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887" style:family="text">
      <style:text-properties fo:font-size="10.00pt" fo:font-weight="normal" fo:font-family="Monospace" style:font-family-asian="Monospace" style:font-family-complex="Monospace" fo:background-color="transparent" fo:color="#cc6c1d"/>
    </style:style>
    <style:style style:name="T888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889" style:family="text">
      <style:text-properties fo:font-size="10.00pt" fo:font-weight="normal" fo:font-family="Monospace" style:font-family-asian="Monospace" style:font-family-complex="Monospace" fo:background-color="transparent" fo:color="#cc6c1d"/>
    </style:style>
    <style:style style:name="T890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891" style:family="text">
      <style:text-properties fo:font-size="10.00pt" fo:font-weight="normal" fo:font-family="Monospace" style:font-family-asian="Monospace" style:font-family-complex="Monospace" fo:background-color="transparent" fo:color="#1eb540"/>
    </style:style>
    <style:style style:name="T892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893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894" style:family="text">
      <style:text-properties fo:font-size="10.00pt" fo:font-weight="normal" fo:font-family="Monospace" style:font-family-asian="Monospace" style:font-family-complex="Monospace" fo:background-color="transparent" fo:color="#cc6c1d"/>
    </style:style>
    <style:style style:name="T895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896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897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898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899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900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901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902" style:family="text">
      <style:text-properties fo:font-size="10.00pt" fo:font-weight="normal" fo:font-family="Monospace" style:font-family-asian="Monospace" style:font-family-complex="Monospace" fo:background-color="transparent" fo:color="#f2f200"/>
    </style:style>
    <style:style style:name="T903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904" style:family="text">
      <style:text-properties fo:font-size="10.00pt" fo:font-weight="normal" fo:font-family="Monospace" style:font-family-asian="Monospace" style:font-family-complex="Monospace" fo:background-color="transparent" fo:color="#66e1f8"/>
    </style:style>
    <style:style style:name="T905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906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907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908" style:family="text">
      <style:text-properties fo:font-size="10.00pt" fo:font-weight="normal" fo:font-family="Monospace" style:font-family-asian="Monospace" style:font-family-complex="Monospace" fo:background-color="transparent" fo:color="#3eabe6"/>
    </style:style>
    <style:style style:name="T909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910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911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912" style:family="text">
      <style:text-properties fo:font-size="10.00pt" fo:font-weight="normal" fo:font-family="Monospace" style:font-family-asian="Monospace" style:font-family-complex="Monospace" fo:background-color="transparent" fo:color="#17c6a3"/>
    </style:style>
    <style:style style:name="T913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914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915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916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917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918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919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920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921" style:family="text">
      <style:text-properties fo:font-size="10.00pt" fo:font-weight="bold" fo:font-family="Monospace" style:font-family-asian="Monospace" style:font-family-complex="Monospace" fo:background-color="transparent" fo:color="#8ddaf8" fo:font-style="italic"/>
    </style:style>
    <style:style style:name="T922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923" style:family="text">
      <style:text-properties fo:font-size="10.00pt" fo:font-weight="normal" fo:font-family="Monospace" style:font-family-asian="Monospace" style:font-family-complex="Monospace" fo:background-color="transparent" fo:color="#a7ec21"/>
    </style:style>
    <style:style style:name="T924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925" style:family="text">
      <style:text-properties fo:font-size="10.00pt" fo:font-weight="normal" fo:font-family="Monospace" style:font-family-asian="Monospace" style:font-family-complex="Monospace" fo:background-color="transparent" fo:color="#f3ec79"/>
    </style:style>
    <style:style style:name="T926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927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928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929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930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931" style:family="text">
      <style:text-properties fo:font-size="10.00pt" fo:font-weight="normal" fo:font-family="Monospace" style:font-family-asian="Monospace" style:font-family-complex="Monospace" fo:background-color="transparent" fo:color="#f2f200"/>
    </style:style>
    <style:style style:name="T932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933" style:family="text">
      <style:text-properties fo:font-size="10.00pt" fo:font-weight="normal" fo:font-family="Monospace" style:font-family-asian="Monospace" style:font-family-complex="Monospace" fo:background-color="transparent" fo:color="#66e1f8"/>
    </style:style>
    <style:style style:name="T934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935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936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937" style:family="text">
      <style:text-properties fo:font-size="10.00pt" fo:font-weight="normal" fo:font-family="Monospace" style:font-family-asian="Monospace" style:font-family-complex="Monospace" fo:background-color="transparent" fo:color="#3eabe6"/>
    </style:style>
    <style:style style:name="T938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939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940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941" style:family="text">
      <style:text-properties fo:font-size="10.00pt" fo:font-weight="normal" fo:font-family="Monospace" style:font-family-asian="Monospace" style:font-family-complex="Monospace" fo:background-color="transparent" fo:color="#17c6a3"/>
    </style:style>
    <style:style style:name="T942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943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944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945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946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947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948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949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950" style:family="text">
      <style:text-properties fo:font-size="10.00pt" fo:font-weight="bold" fo:font-family="Monospace" style:font-family-asian="Monospace" style:font-family-complex="Monospace" fo:background-color="transparent" fo:color="#8ddaf8" fo:font-style="italic"/>
    </style:style>
    <style:style style:name="T951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952" style:family="text">
      <style:text-properties fo:font-size="10.00pt" fo:font-weight="normal" fo:font-family="Monospace" style:font-family-asian="Monospace" style:font-family-complex="Monospace" fo:background-color="transparent" fo:color="#a7ec21"/>
    </style:style>
    <style:style style:name="T953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954" style:family="text">
      <style:text-properties fo:font-size="10.00pt" fo:font-weight="normal" fo:font-family="Monospace" style:font-family-asian="Monospace" style:font-family-complex="Monospace" fo:background-color="transparent" fo:color="#f3ec79"/>
    </style:style>
    <style:style style:name="T955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956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957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958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959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960" style:family="text">
      <style:text-properties fo:font-size="10.00pt" fo:font-weight="normal" fo:font-family="Monospace" style:font-family-asian="Monospace" style:font-family-complex="Monospace" fo:background-color="transparent" fo:color="#f2f200"/>
    </style:style>
    <style:style style:name="T961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962" style:family="text">
      <style:text-properties fo:font-size="10.00pt" fo:font-weight="normal" fo:font-family="Monospace" style:font-family-asian="Monospace" style:font-family-complex="Monospace" fo:background-color="transparent" fo:color="#66e1f8"/>
    </style:style>
    <style:style style:name="T963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964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965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966" style:family="text">
      <style:text-properties fo:font-size="10.00pt" fo:font-weight="normal" fo:font-family="Monospace" style:font-family-asian="Monospace" style:font-family-complex="Monospace" fo:background-color="transparent" fo:color="#3eabe6"/>
    </style:style>
    <style:style style:name="T967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968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969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970" style:family="text">
      <style:text-properties fo:font-size="10.00pt" fo:font-weight="normal" fo:font-family="Monospace" style:font-family-asian="Monospace" style:font-family-complex="Monospace" fo:background-color="transparent" fo:color="#17c6a3"/>
    </style:style>
    <style:style style:name="T971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972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973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974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975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976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977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978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979" style:family="text">
      <style:text-properties fo:font-size="10.00pt" fo:font-weight="bold" fo:font-family="Monospace" style:font-family-asian="Monospace" style:font-family-complex="Monospace" fo:background-color="transparent" fo:color="#8ddaf8" fo:font-style="italic"/>
    </style:style>
    <style:style style:name="T980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981" style:family="text">
      <style:text-properties fo:font-size="10.00pt" fo:font-weight="normal" fo:font-family="Monospace" style:font-family-asian="Monospace" style:font-family-complex="Monospace" fo:background-color="transparent" fo:color="#a7ec21"/>
    </style:style>
    <style:style style:name="T982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983" style:family="text">
      <style:text-properties fo:font-size="10.00pt" fo:font-weight="normal" fo:font-family="Monospace" style:font-family-asian="Monospace" style:font-family-complex="Monospace" fo:background-color="transparent" fo:color="#f3ec79"/>
    </style:style>
    <style:style style:name="T984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985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986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987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988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989" style:family="text">
      <style:text-properties fo:font-size="10.00pt" fo:font-weight="normal" fo:font-family="Monospace" style:font-family-asian="Monospace" style:font-family-complex="Monospace" fo:background-color="transparent" fo:color="#f2f200"/>
    </style:style>
    <style:style style:name="T990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991" style:family="text">
      <style:text-properties fo:font-size="10.00pt" fo:font-weight="normal" fo:font-family="Monospace" style:font-family-asian="Monospace" style:font-family-complex="Monospace" fo:background-color="transparent" fo:color="#66e1f8"/>
    </style:style>
    <style:style style:name="T992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993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994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995" style:family="text">
      <style:text-properties fo:font-size="10.00pt" fo:font-weight="normal" fo:font-family="Monospace" style:font-family-asian="Monospace" style:font-family-complex="Monospace" fo:background-color="transparent" fo:color="#3eabe6"/>
    </style:style>
    <style:style style:name="T996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997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998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999" style:family="text">
      <style:text-properties fo:font-size="10.00pt" fo:font-weight="normal" fo:font-family="Monospace" style:font-family-asian="Monospace" style:font-family-complex="Monospace" fo:background-color="transparent" fo:color="#17c6a3"/>
    </style:style>
    <style:style style:name="T1000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001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002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1003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004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005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006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1007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008" style:family="text">
      <style:text-properties fo:font-size="10.00pt" fo:font-weight="bold" fo:font-family="Monospace" style:font-family-asian="Monospace" style:font-family-complex="Monospace" fo:background-color="transparent" fo:color="#8ddaf8" fo:font-style="italic"/>
    </style:style>
    <style:style style:name="T1009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010" style:family="text">
      <style:text-properties fo:font-size="10.00pt" fo:font-weight="normal" fo:font-family="Monospace" style:font-family-asian="Monospace" style:font-family-complex="Monospace" fo:background-color="transparent" fo:color="#a7ec21"/>
    </style:style>
    <style:style style:name="T1011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012" style:family="text">
      <style:text-properties fo:font-size="10.00pt" fo:font-weight="normal" fo:font-family="Monospace" style:font-family-asian="Monospace" style:font-family-complex="Monospace" fo:background-color="transparent" fo:color="#f3ec79"/>
    </style:style>
    <style:style style:name="T1013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014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015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016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1017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018" style:family="text">
      <style:text-properties fo:font-size="10.00pt" fo:font-weight="normal" fo:font-family="Monospace" style:font-family-asian="Monospace" style:font-family-complex="Monospace" fo:background-color="transparent" fo:color="#f2f200"/>
    </style:style>
    <style:style style:name="T1019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020" style:family="text">
      <style:text-properties fo:font-size="10.00pt" fo:font-weight="normal" fo:font-family="Monospace" style:font-family-asian="Monospace" style:font-family-complex="Monospace" fo:background-color="transparent" fo:color="#66e1f8"/>
    </style:style>
    <style:style style:name="T1021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022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1023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024" style:family="text">
      <style:text-properties fo:font-size="10.00pt" fo:font-weight="normal" fo:font-family="Monospace" style:font-family-asian="Monospace" style:font-family-complex="Monospace" fo:background-color="transparent" fo:color="#3eabe6"/>
    </style:style>
    <style:style style:name="T1025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026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1027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028" style:family="text">
      <style:text-properties fo:font-size="10.00pt" fo:font-weight="normal" fo:font-family="Monospace" style:font-family-asian="Monospace" style:font-family-complex="Monospace" fo:background-color="transparent" fo:color="#17c6a3"/>
    </style:style>
    <style:style style:name="T1029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030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031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1032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033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034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035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1036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037" style:family="text">
      <style:text-properties fo:font-size="10.00pt" fo:font-weight="bold" fo:font-family="Monospace" style:font-family-asian="Monospace" style:font-family-complex="Monospace" fo:background-color="transparent" fo:color="#8ddaf8" fo:font-style="italic"/>
    </style:style>
    <style:style style:name="T1038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039" style:family="text">
      <style:text-properties fo:font-size="10.00pt" fo:font-weight="normal" fo:font-family="Monospace" style:font-family-asian="Monospace" style:font-family-complex="Monospace" fo:background-color="transparent" fo:color="#a7ec21"/>
    </style:style>
    <style:style style:name="T1040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041" style:family="text">
      <style:text-properties fo:font-size="10.00pt" fo:font-weight="normal" fo:font-family="Monospace" style:font-family-asian="Monospace" style:font-family-complex="Monospace" fo:background-color="transparent" fo:color="#f3ec79"/>
    </style:style>
    <style:style style:name="T1042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043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044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045" style:family="text">
      <style:text-properties fo:font-size="10.00pt" fo:font-weight="normal" fo:font-family="Monospace" style:font-family-asian="Monospace" style:font-family-complex="Monospace" fo:background-color="transparent" fo:color="#66e1f8"/>
    </style:style>
    <style:style style:name="T1046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047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1048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049" style:family="text">
      <style:text-properties fo:font-size="10.00pt" fo:font-weight="normal" fo:font-family="Monospace" style:font-family-asian="Monospace" style:font-family-complex="Monospace" fo:background-color="transparent" fo:color="#3eabe6"/>
    </style:style>
    <style:style style:name="T1050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051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1052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053" style:family="text">
      <style:text-properties fo:font-size="10.00pt" fo:font-weight="normal" fo:font-family="Monospace" style:font-family-asian="Monospace" style:font-family-complex="Monospace" fo:background-color="transparent" fo:color="#17c6a3"/>
    </style:style>
    <style:style style:name="T1054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055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056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1057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058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059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060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1061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062" style:family="text">
      <style:text-properties fo:font-size="10.00pt" fo:font-weight="normal" fo:font-family="Monospace" style:font-family-asian="Monospace" style:font-family-complex="Monospace" fo:background-color="transparent" fo:color="#f2f200"/>
    </style:style>
    <style:style style:name="T1063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064" style:family="text">
      <style:text-properties fo:font-size="10.00pt" fo:font-weight="normal" fo:font-family="Monospace" style:font-family-asian="Monospace" style:font-family-complex="Monospace" fo:background-color="transparent" fo:color="#66e1f8"/>
    </style:style>
    <style:style style:name="T1065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066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1067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068" style:family="text">
      <style:text-properties fo:font-size="10.00pt" fo:font-weight="normal" fo:font-family="Monospace" style:font-family-asian="Monospace" style:font-family-complex="Monospace" fo:background-color="transparent" fo:color="#3eabe6"/>
    </style:style>
    <style:style style:name="T1069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070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1071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072" style:family="text">
      <style:text-properties fo:font-size="10.00pt" fo:font-weight="normal" fo:font-family="Monospace" style:font-family-asian="Monospace" style:font-family-complex="Monospace" fo:background-color="transparent" fo:color="#17c6a3"/>
    </style:style>
    <style:style style:name="T1073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074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075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1076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077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078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079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1080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081" style:family="text">
      <style:text-properties fo:font-size="10.00pt" fo:font-weight="normal" fo:font-family="Monospace" style:font-family-asian="Monospace" style:font-family-complex="Monospace" fo:background-color="transparent" fo:color="#f2f200"/>
    </style:style>
    <style:style style:name="T1082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083" style:family="text">
      <style:text-properties fo:font-size="10.00pt" fo:font-weight="normal" fo:font-family="Monospace" style:font-family-asian="Monospace" style:font-family-complex="Monospace" fo:background-color="transparent" fo:color="#17c6a3"/>
    </style:style>
    <style:style style:name="T1084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085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086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1087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088" style:family="text">
      <style:text-properties fo:font-size="10.00pt" fo:font-weight="bold" fo:font-family="Monospace" style:font-family-asian="Monospace" style:font-family-complex="Monospace" fo:background-color="transparent" fo:color="#8ddaf8" fo:font-style="italic"/>
    </style:style>
    <style:style style:name="T1089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090" style:family="text">
      <style:text-properties fo:font-size="10.00pt" fo:font-weight="normal" fo:font-family="Monospace" style:font-family-asian="Monospace" style:font-family-complex="Monospace" fo:background-color="transparent" fo:color="#a7ec21"/>
    </style:style>
    <style:style style:name="T1091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092" style:family="text">
      <style:text-properties fo:font-size="10.00pt" fo:font-weight="normal" fo:font-family="Monospace" style:font-family-asian="Monospace" style:font-family-complex="Monospace" fo:background-color="transparent" fo:color="#f3ec79"/>
    </style:style>
    <style:style style:name="T1093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094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095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096" style:family="text">
      <style:text-properties fo:font-size="10.00pt" fo:font-weight="normal" fo:font-family="Monospace" style:font-family-asian="Monospace" style:font-family-complex="Monospace" fo:background-color="transparent" fo:color="#cc6c1d"/>
    </style:style>
    <style:style style:name="T1097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098" style:family="text">
      <style:text-properties fo:font-size="10.00pt" fo:font-weight="normal" fo:font-family="Monospace" style:font-family-asian="Monospace" style:font-family-complex="Monospace" fo:background-color="transparent" fo:color="#f3ec79"/>
    </style:style>
    <style:style style:name="T1099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100" style:family="text">
      <style:text-properties fo:font-size="10.00pt" fo:font-weight="normal" fo:font-family="Monospace" style:font-family-asian="Monospace" style:font-family-complex="Monospace" fo:background-color="transparent" fo:color="#a7ec21"/>
    </style:style>
    <style:style style:name="T1101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102" style:family="text">
      <style:text-properties fo:font-size="10.00pt" fo:font-weight="normal" fo:font-family="Monospace" style:font-family-asian="Monospace" style:font-family-complex="Monospace" fo:background-color="transparent" fo:color="#f3ec79"/>
    </style:style>
    <style:style style:name="T1103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104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105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106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107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1108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109" style:family="text">
      <style:text-properties fo:font-size="10.00pt" fo:font-weight="bold" fo:font-family="Monospace" style:font-family-asian="Monospace" style:font-family-complex="Monospace" fo:background-color="transparent" fo:color="#8ddaf8" fo:font-style="italic"/>
    </style:style>
    <style:style style:name="T1110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111" style:family="text">
      <style:text-properties fo:font-size="10.00pt" fo:font-weight="normal" fo:font-family="Monospace" style:font-family-asian="Monospace" style:font-family-complex="Monospace" fo:background-color="transparent" fo:color="#a7ec21"/>
    </style:style>
    <style:style style:name="T1112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113" style:family="text">
      <style:text-properties fo:font-size="10.00pt" fo:font-weight="normal" fo:font-family="Monospace" style:font-family-asian="Monospace" style:font-family-complex="Monospace" fo:background-color="transparent" fo:color="#17c6a3"/>
    </style:style>
    <style:style style:name="T1114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115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116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117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118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119" style:family="text">
      <style:text-properties fo:font-size="10.00pt" fo:font-weight="normal" fo:font-family="Monospace" style:font-family-asian="Monospace" style:font-family-complex="Monospace" fo:background-color="transparent" fo:color="#cc6c1d"/>
    </style:style>
    <style:style style:name="T1120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121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122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123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1124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125" style:family="text">
      <style:text-properties fo:font-size="10.00pt" fo:font-weight="bold" fo:font-family="Monospace" style:font-family-asian="Monospace" style:font-family-complex="Monospace" fo:background-color="transparent" fo:color="#8ddaf8" fo:font-style="italic"/>
    </style:style>
    <style:style style:name="T1126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127" style:family="text">
      <style:text-properties fo:font-size="10.00pt" fo:font-weight="normal" fo:font-family="Monospace" style:font-family-asian="Monospace" style:font-family-complex="Monospace" fo:background-color="transparent" fo:color="#a7ec21"/>
    </style:style>
    <style:style style:name="T1128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129" style:family="text">
      <style:text-properties fo:font-size="10.00pt" fo:font-weight="normal" fo:font-family="Monospace" style:font-family-asian="Monospace" style:font-family-complex="Monospace" fo:background-color="transparent" fo:color="#17c6a3"/>
    </style:style>
    <style:style style:name="T1130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131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132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133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134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135" style:family="text">
      <style:text-properties fo:font-size="10.00pt" fo:font-weight="normal" fo:font-family="Monospace" style:font-family-asian="Monospace" style:font-family-complex="Monospace" fo:background-color="transparent" fo:color="#66e1f8"/>
    </style:style>
    <style:style style:name="T1136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137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1138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139" style:family="text">
      <style:text-properties fo:font-size="10.00pt" fo:font-weight="normal" fo:font-family="Monospace" style:font-family-asian="Monospace" style:font-family-complex="Monospace" fo:background-color="transparent" fo:color="#3eabe6"/>
    </style:style>
    <style:style style:name="T1140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141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1142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143" style:family="text">
      <style:text-properties fo:font-size="10.00pt" fo:font-weight="normal" fo:font-family="Monospace" style:font-family-asian="Monospace" style:font-family-complex="Monospace" fo:background-color="transparent" fo:color="#17c6a3"/>
    </style:style>
    <style:style style:name="T1144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145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146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1147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148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149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150" style:family="text">
      <style:text-properties fo:font-size="10.00pt" fo:font-weight="normal" fo:font-family="Monospace" style:font-family-asian="Monospace" style:font-family-complex="Monospace" fo:background-color="transparent" fo:color="#66e1f8"/>
    </style:style>
    <style:style style:name="T1151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152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1153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154" style:family="text">
      <style:text-properties fo:font-size="10.00pt" fo:font-weight="normal" fo:font-family="Monospace" style:font-family-asian="Monospace" style:font-family-complex="Monospace" fo:background-color="transparent" fo:color="#3eabe6"/>
    </style:style>
    <style:style style:name="T1155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156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1157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158" style:family="text">
      <style:text-properties fo:font-size="10.00pt" fo:font-weight="normal" fo:font-family="Monospace" style:font-family-asian="Monospace" style:font-family-complex="Monospace" fo:background-color="transparent" fo:color="#17c6a3"/>
    </style:style>
    <style:style style:name="T1159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160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161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1162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163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164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165" style:family="text">
      <style:text-properties fo:font-size="10.00pt" fo:font-weight="normal" fo:font-family="Monospace" style:font-family-asian="Monospace" style:font-family-complex="Monospace" fo:background-color="transparent" fo:color="#66e1f8"/>
    </style:style>
    <style:style style:name="T1166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167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1168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169" style:family="text">
      <style:text-properties fo:font-size="10.00pt" fo:font-weight="normal" fo:font-family="Monospace" style:font-family-asian="Monospace" style:font-family-complex="Monospace" fo:background-color="transparent" fo:color="#3eabe6"/>
    </style:style>
    <style:style style:name="T1170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171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1172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173" style:family="text">
      <style:text-properties fo:font-size="10.00pt" fo:font-weight="normal" fo:font-family="Monospace" style:font-family-asian="Monospace" style:font-family-complex="Monospace" fo:background-color="transparent" fo:color="#17c6a3"/>
    </style:style>
    <style:style style:name="T1174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175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176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1177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178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179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180" style:family="text">
      <style:text-properties fo:font-size="10.00pt" fo:font-weight="normal" fo:font-family="Monospace" style:font-family-asian="Monospace" style:font-family-complex="Monospace" fo:background-color="transparent" fo:color="#66e1f8"/>
    </style:style>
    <style:style style:name="T1181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182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1183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184" style:family="text">
      <style:text-properties fo:font-size="10.00pt" fo:font-weight="normal" fo:font-family="Monospace" style:font-family-asian="Monospace" style:font-family-complex="Monospace" fo:background-color="transparent" fo:color="#3eabe6"/>
    </style:style>
    <style:style style:name="T1185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186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1187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188" style:family="text">
      <style:text-properties fo:font-size="10.00pt" fo:font-weight="normal" fo:font-family="Monospace" style:font-family-asian="Monospace" style:font-family-complex="Monospace" fo:background-color="transparent" fo:color="#17c6a3"/>
    </style:style>
    <style:style style:name="T1189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190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191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1192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193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194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195" style:family="text">
      <style:text-properties fo:font-size="10.00pt" fo:font-weight="normal" fo:font-family="Monospace" style:font-family-asian="Monospace" style:font-family-complex="Monospace" fo:background-color="transparent" fo:color="#80f2f6"/>
    </style:style>
    <style:style style:name="T1196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197" style:family="text">
      <style:text-properties fo:font-size="10.00pt" fo:font-weight="normal" fo:font-family="Monospace" style:font-family-asian="Monospace" style:font-family-complex="Monospace" fo:background-color="transparent" fo:color="#f2f200"/>
    </style:style>
    <style:style style:name="T1198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199" style:family="text">
      <style:text-properties fo:font-size="10.00pt" fo:font-weight="normal" fo:font-family="Monospace" style:font-family-asian="Monospace" style:font-family-complex="Monospace" fo:background-color="transparent" fo:color="#66e1f8"/>
    </style:style>
    <style:style style:name="T1200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201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1202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203" style:family="text">
      <style:text-properties fo:font-size="10.00pt" fo:font-weight="normal" fo:font-family="Monospace" style:font-family-asian="Monospace" style:font-family-complex="Monospace" fo:background-color="transparent" fo:color="#3eabe6"/>
    </style:style>
    <style:style style:name="T1204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205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1206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207" style:family="text">
      <style:text-properties fo:font-size="10.00pt" fo:font-weight="normal" fo:font-family="Monospace" style:font-family-asian="Monospace" style:font-family-complex="Monospace" fo:background-color="transparent" fo:color="#17c6a3"/>
    </style:style>
    <style:style style:name="T1208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209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210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211" style:family="text">
      <style:text-properties fo:font-size="10.00pt" fo:font-weight="normal" fo:font-family="Monospace" style:font-family-asian="Monospace" style:font-family-complex="Monospace" fo:background-color="transparent" fo:color="#f3ec79"/>
    </style:style>
    <style:style style:name="T1212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213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1214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215" style:family="text">
      <style:text-properties fo:font-size="10.00pt" fo:font-weight="normal" fo:font-family="Monospace" style:font-family-asian="Monospace" style:font-family-complex="Monospace" fo:background-color="transparent" fo:color="#17c6a3"/>
    </style:style>
    <style:style style:name="T1216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217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218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219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220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221" style:family="text">
      <style:text-properties fo:font-size="10.00pt" fo:font-weight="normal" fo:font-family="Monospace" style:font-family-asian="Monospace" style:font-family-complex="Monospace" fo:background-color="transparent" fo:color="#a0a0a0" fo:font-style="italic"/>
    </style:style>
    <style:style style:name="T1222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223" style:family="text">
      <style:text-properties fo:font-size="10.00pt" fo:font-weight="normal" fo:font-family="Monospace" style:font-family-asian="Monospace" style:font-family-complex="Monospace" fo:background-color="transparent" fo:color="#cc6c1d"/>
    </style:style>
    <style:style style:name="T1224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225" style:family="text">
      <style:text-properties fo:font-size="10.00pt" fo:font-weight="normal" fo:font-family="Monospace" style:font-family-asian="Monospace" style:font-family-complex="Monospace" fo:background-color="transparent" fo:color="#cc6c1d"/>
    </style:style>
    <style:style style:name="T1226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227" style:family="text">
      <style:text-properties fo:font-size="10.00pt" fo:font-weight="normal" fo:font-family="Monospace" style:font-family-asian="Monospace" style:font-family-complex="Monospace" fo:background-color="transparent" fo:color="#1eb540"/>
    </style:style>
    <style:style style:name="T1228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229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230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231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232" style:family="text">
      <style:text-properties fo:font-size="10.00pt" fo:font-weight="normal" fo:font-family="Monospace" style:font-family-asian="Monospace" style:font-family-complex="Monospace" fo:background-color="transparent" fo:color="#1290c3"/>
    </style:style>
    <style:style style:name="T1233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234" style:family="text">
      <style:text-properties fo:font-size="10.00pt" fo:font-weight="normal" fo:font-family="Monospace" style:font-family-asian="Monospace" style:font-family-complex="Monospace" fo:background-color="transparent" fo:color="#f2f200"/>
    </style:style>
    <style:style style:name="T1235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236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237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238" style:family="text">
      <style:text-properties fo:font-size="10.00pt" fo:font-weight="normal" fo:font-family="Monospace" style:font-family-asian="Monospace" style:font-family-complex="Monospace" fo:background-color="transparent" fo:color="#cc6c1d"/>
    </style:style>
    <style:style style:name="T1239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240" style:family="text">
      <style:text-properties fo:font-size="10.00pt" fo:font-weight="normal" fo:font-family="Monospace" style:font-family-asian="Monospace" style:font-family-complex="Monospace" fo:background-color="transparent" fo:color="#a7ec21"/>
    </style:style>
    <style:style style:name="T1241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242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243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244" style:family="text">
      <style:text-properties fo:font-size="10.00pt" fo:font-weight="normal" fo:font-family="Monospace" style:font-family-asian="Monospace" style:font-family-complex="Monospace" fo:background-color="transparent" fo:color="#f3ec79"/>
    </style:style>
    <style:style style:name="T1245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246" style:family="text">
      <style:text-properties fo:font-size="10.00pt" fo:font-weight="normal" fo:font-family="Monospace" style:font-family-asian="Monospace" style:font-family-complex="Monospace" fo:background-color="transparent" fo:color="#a7ec21"/>
    </style:style>
    <style:style style:name="T1247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248" style:family="text">
      <style:text-properties fo:font-size="10.00pt" fo:font-weight="normal" fo:font-family="Monospace" style:font-family-asian="Monospace" style:font-family-complex="Monospace" fo:background-color="transparent" fo:color="#17c6a3"/>
    </style:style>
    <style:style style:name="T1249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250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251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252" style:family="text">
      <style:text-properties fo:font-size="10.00pt" fo:font-weight="normal" fo:font-family="Monospace" style:font-family-asian="Monospace" style:font-family-complex="Monospace" fo:background-color="transparent" fo:color="#3eabe6"/>
    </style:style>
    <style:style style:name="T1253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254" style:family="text">
      <style:text-properties fo:font-size="10.00pt" fo:font-weight="normal" fo:font-family="Monospace" style:font-family-asian="Monospace" style:font-family-complex="Monospace" fo:background-color="transparent" fo:color="#96ec3f" fo:font-style="italic"/>
    </style:style>
    <style:style style:name="T1255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256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257" style:family="text">
      <style:text-properties fo:font-size="10.00pt" fo:font-weight="normal" fo:font-family="Monospace" style:font-family-asian="Monospace" style:font-family-complex="Monospace" fo:background-color="transparent" fo:color="#a7ec21"/>
    </style:style>
    <style:style style:name="T1258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259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260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261" style:family="text">
      <style:text-properties fo:font-size="10.00pt" fo:font-weight="normal" fo:font-family="Monospace" style:font-family-asian="Monospace" style:font-family-complex="Monospace" fo:background-color="transparent" fo:color="#66e1f8"/>
    </style:style>
    <style:style style:name="T1262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263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264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265" style:family="text">
      <style:text-properties fo:font-size="10.00pt" fo:font-weight="normal" fo:font-family="Monospace" style:font-family-asian="Monospace" style:font-family-complex="Monospace" fo:background-color="transparent" fo:color="#cc6c1d"/>
    </style:style>
    <style:style style:name="T1266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267" style:family="text">
      <style:text-properties fo:font-size="10.00pt" fo:font-weight="normal" fo:font-family="Monospace" style:font-family-asian="Monospace" style:font-family-complex="Monospace" fo:background-color="transparent" fo:color="#a7ec21"/>
    </style:style>
    <style:style style:name="T1268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269" style:family="text">
      <style:text-properties fo:font-size="10.00pt" fo:font-weight="normal" fo:font-family="Monospace" style:font-family-asian="Monospace" style:font-family-complex="Monospace" fo:background-color="transparent" fo:color="#f3ec79"/>
    </style:style>
    <style:style style:name="T1270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271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272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273" style:family="text">
      <style:text-properties fo:font-size="10.00pt" fo:font-weight="normal" fo:font-family="Monospace" style:font-family-asian="Monospace" style:font-family-complex="Monospace" fo:background-color="transparent" fo:color="#66e1f8"/>
    </style:style>
    <style:style style:name="T1274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275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1276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277" style:family="text">
      <style:text-properties fo:font-size="10.00pt" fo:font-weight="normal" fo:font-family="Monospace" style:font-family-asian="Monospace" style:font-family-complex="Monospace" fo:background-color="transparent" fo:color="#17c6a3"/>
    </style:style>
    <style:style style:name="T1278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279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280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281" style:family="text">
      <style:text-properties fo:font-size="10.00pt" fo:font-weight="normal" fo:font-family="Monospace" style:font-family-asian="Monospace" style:font-family-complex="Monospace" fo:background-color="transparent" fo:color="#66e1f8"/>
    </style:style>
    <style:style style:name="T1282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283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1284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285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286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1287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288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289" style:family="text">
      <style:text-properties fo:font-size="10.00pt" fo:font-weight="normal" fo:font-family="Monospace" style:font-family-asian="Monospace" style:font-family-complex="Monospace" fo:background-color="transparent" fo:color="#80f6a7"/>
    </style:style>
    <style:style style:name="T1290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291" style:family="text">
      <style:text-properties fo:font-size="10.00pt" fo:font-weight="normal" fo:font-family="Monospace" style:font-family-asian="Monospace" style:font-family-complex="Monospace" fo:background-color="transparent" fo:color="#e6e6fa"/>
    </style:style>
    <style:style style:name="T1292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293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5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296" style:family="text">
      <style:text-properties fo:font-size="10.00pt" fo:font-weight="normal" fo:font-family="Monospace" style:font-family-asian="Monospace" style:font-family-complex="Monospace" fo:background-color="transparent" fo:color="#a0a0a0" fo:font-style="italic"/>
    </style:style>
    <style:style style:name="T1297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298" style:family="text">
      <style:text-properties fo:font-size="10.00pt" fo:font-weight="normal" fo:font-family="Monospace" style:font-family-asian="Monospace" style:font-family-complex="Monospace" fo:background-color="transparent" fo:color="#cc6c1d"/>
    </style:style>
    <style:style style:name="T1299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300" style:family="text">
      <style:text-properties fo:font-size="10.00pt" fo:font-weight="normal" fo:font-family="Monospace" style:font-family-asian="Monospace" style:font-family-complex="Monospace" fo:background-color="transparent" fo:color="#cc6c1d"/>
    </style:style>
    <style:style style:name="T1301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302" style:family="text">
      <style:text-properties fo:font-size="10.00pt" fo:font-weight="normal" fo:font-family="Monospace" style:font-family-asian="Monospace" style:font-family-complex="Monospace" fo:background-color="transparent" fo:color="#1eb540"/>
    </style:style>
    <style:style style:name="T1303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304" style:family="text">
      <style:text-properties fo:font-size="10.00pt" fo:font-weight="normal" fo:font-family="Monospace" style:font-family-asian="Monospace" style:font-family-complex="Monospace" fo:background-color="transparent" fo:color="#d9e8f7"/>
    </style:style>
    <style:style style:name="T1305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306" style:family="text">
      <style:text-properties fo:font-size="10.00pt" fo:font-weight="normal" fo:font-family="Monospace" style:font-family-asian="Monospace" style:font-family-complex="Monospace" fo:background-color="transparent" fo:color="#808080"/>
    </style:style>
    <style:style style:name="T1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8" style:family="text">
      <style:text-properties fo:font-size="10.00pt" fo:font-weight="normal" fo:font-family="Monospace" style:font-family-asian="Monospace" style:font-family-complex="Monospace" fo:background-color="transparent" fo:color="#f9faf4"/>
    </style:style>
    <style:style style:name="T1309" style:family="text">
      <style:text-properties fo:font-size="12.00pt" fo:font-weight="normal" fo:font-family="Monospace" style:font-family-asian="Monospace" style:font-family-complex="Monospace" fo:background-color="transparent" fo:color="#000000"/>
    </style:style>
    <style:style style:name="T13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<text:s text:c="62"/>CA-2</text:span></text:p>
      <text:p text:style-name="P1"><text:span text:style-name="T2"/></text:p>
      <text:p text:style-name="P1"><text:span text:style-name="T3">SANJIVNAATH P</text:span></text:p>
      <text:p text:style-name="P1"><text:span text:style-name="T3">727721EUIT142</text:span></text:p>
      <text:p text:style-name="P1"><text:span text:style-name="T4"/></text:p>
      <text:p text:style-name="P1"><text:span text:style-name="T4"/></text:p>
      <text:p text:style-name="P1"><text:span text:style-name="T5">Q1,Q2,Q3)</text:span></text:p>
      <text:p text:style-name="P1"><text:span text:style-name="T5">PROGRAM:</text:span></text:p>
      <text:p text:style-name="P1"><text:span text:style-name="T6"/></text:p>
      <text:p text:style-name="P1"><text:span text:style-name="T7">package</text:span><text:span text:style-name="T8"><text:s/>Test</text:span><text:span text:style-name="T9">.</text:span><text:span text:style-name="T10">CIA</text:span><text:span text:style-name="T11">;</text:span></text:p>
      <text:p text:style-name="P1"><text:span text:style-name="T12"/></text:p>
      <text:p text:style-name="P1"><text:span text:style-name="T12"/></text:p>
      <text:p text:style-name="P1"><text:span text:style-name="T12"/></text:p>
      <text:p text:style-name="P1"><text:span text:style-name="T13">import</text:span><text:span text:style-name="T14"><text:s/>org</text:span><text:span text:style-name="T15">.</text:span><text:span text:style-name="T16">testng</text:span><text:span text:style-name="T17">.</text:span><text:span text:style-name="T18">annotations</text:span><text:span text:style-name="T19">.</text:span><text:span text:style-name="T20">Test</text:span><text:span text:style-name="T21">;</text:span></text:p>
      <text:p text:style-name="P1"><text:span text:style-name="T22"/></text:p>
      <text:p text:style-name="P1"><text:span text:style-name="T22"/></text:p>
      <text:p text:style-name="P1"><text:span text:style-name="T23">import</text:span><text:span text:style-name="T24"><text:s/>io</text:span><text:span text:style-name="T25">.</text:span><text:span text:style-name="T26">github</text:span><text:span text:style-name="T27">.</text:span><text:span text:style-name="T28">bonigarcia</text:span><text:span text:style-name="T29">.</text:span><text:span text:style-name="T30">wdm</text:span><text:span text:style-name="T31">.</text:span><text:span text:style-name="T32">WebDriverManager</text:span><text:span text:style-name="T33">;</text:span></text:p>
      <text:p text:style-name="P1"><text:span text:style-name="T34"/></text:p>
      <text:p text:style-name="P1"><text:span text:style-name="T35">import</text:span><text:span text:style-name="T36"><text:s/>org</text:span><text:span text:style-name="T37">.</text:span><text:span text:style-name="T38">testng</text:span><text:span text:style-name="T39">.</text:span><text:span text:style-name="T40">annotations</text:span><text:span text:style-name="T41">.</text:span><text:span text:style-name="T42">BeforeClass</text:span><text:span text:style-name="T43">;</text:span></text:p>
      <text:p text:style-name="P1"><text:span text:style-name="T44">import</text:span><text:span text:style-name="T45"><text:s/>org</text:span><text:span text:style-name="T46">.</text:span><text:span text:style-name="T47">openqa</text:span><text:span text:style-name="T48">.</text:span><text:span text:style-name="T49">selenium</text:span><text:span text:style-name="T50">.</text:span><text:span text:style-name="T51">By</text:span><text:span text:style-name="T52">;</text:span></text:p>
      <text:p text:style-name="P1"><text:span text:style-name="T53">import</text:span><text:span text:style-name="T54"><text:s/>org</text:span><text:span text:style-name="T55">.</text:span><text:span text:style-name="T56">openqa</text:span><text:span text:style-name="T57">.</text:span><text:span text:style-name="T58">selenium</text:span><text:span text:style-name="T59">.</text:span><text:span text:style-name="T60">Keys</text:span><text:span text:style-name="T61">;</text:span></text:p>
      <text:p text:style-name="P1"><text:span text:style-name="T62">import</text:span><text:span text:style-name="T63"><text:s/>org</text:span><text:span text:style-name="T64">.</text:span><text:span text:style-name="T65">openqa</text:span><text:span text:style-name="T66">.</text:span><text:span text:style-name="T67">selenium</text:span><text:span text:style-name="T68">.</text:span><text:span text:style-name="T69">WebDriver</text:span><text:span text:style-name="T70">;</text:span></text:p>
      <text:p text:style-name="P1"><text:span text:style-name="T71">import</text:span><text:span text:style-name="T72"><text:s/>org</text:span><text:span text:style-name="T73">.</text:span><text:span text:style-name="T74">openqa</text:span><text:span text:style-name="T75">.</text:span><text:span text:style-name="T76">selenium</text:span><text:span text:style-name="T77">.</text:span><text:span text:style-name="T78">WebElement</text:span><text:span text:style-name="T79">;</text:span></text:p>
      <text:p text:style-name="P1"><text:span text:style-name="T80">import</text:span><text:span text:style-name="T81"><text:s/>org</text:span><text:span text:style-name="T82">.</text:span><text:span text:style-name="T83">openqa</text:span><text:span text:style-name="T84">.</text:span><text:span text:style-name="T85">selenium</text:span><text:span text:style-name="T86">.</text:span><text:span text:style-name="T87">chrome</text:span><text:span text:style-name="T88">.</text:span><text:span text:style-name="T89">ChromeDriver</text:span><text:span text:style-name="T90">;</text:span></text:p>
      <text:p text:style-name="P1"><text:span text:style-name="T91">import</text:span><text:span text:style-name="T92"><text:s/>org</text:span><text:span text:style-name="T93">.</text:span><text:span text:style-name="T94">openqa</text:span><text:span text:style-name="T95">.</text:span><text:span text:style-name="T96">selenium</text:span><text:span text:style-name="T97">.</text:span><text:span text:style-name="T98">chrome</text:span><text:span text:style-name="T99">.</text:span><text:span text:style-name="T100">ChromeOptions</text:span><text:span text:style-name="T101">;</text:span></text:p>
      <text:p text:style-name="P1"><text:span text:style-name="T102">import</text:span><text:span text:style-name="T103"><text:s/>org</text:span><text:span text:style-name="T104">.</text:span><text:span text:style-name="T105">testng</text:span><text:span text:style-name="T106">.</text:span><text:span text:style-name="T107">annotations</text:span><text:span text:style-name="T108">.</text:span><text:span text:style-name="T109">AfterClass</text:span><text:span text:style-name="T110">;</text:span></text:p>
      <text:p text:style-name="P1"><text:span text:style-name="T111"/></text:p>
      <text:p text:style-name="P1"><text:span text:style-name="T112">public</text:span><text:span text:style-name="T113"><text:s/></text:span><text:span text:style-name="T114">class</text:span><text:span text:style-name="T115"><text:s/></text:span><text:span text:style-name="T116">CA_2_2</text:span><text:span text:style-name="T117"><text:s/></text:span><text:span text:style-name="T118">{</text:span></text:p>
      <text:p text:style-name="P1"><text:span text:style-name="T119"><text:tab/></text:span><text:span text:style-name="T120">WebDriver</text:span><text:span text:style-name="T121"><text:s/></text:span><text:span text:style-name="T122">driver</text:span><text:span text:style-name="T123">;</text:span></text:p>
      <text:p text:style-name="P1"><text:span text:style-name="T124"><text:s text:c="2"/></text:span><text:span text:style-name="T125">@Test</text:span></text:p>
      <text:p text:style-name="P1"><text:span text:style-name="T126"><text:s text:c="2"/></text:span><text:span text:style-name="T127">public</text:span><text:span text:style-name="T128"><text:s/></text:span><text:span text:style-name="T129">void</text:span><text:span text:style-name="T130"><text:s/></text:span><text:span text:style-name="T131">f</text:span><text:span text:style-name="T132">()</text:span><text:span text:style-name="T133"><text:s/></text:span><text:span text:style-name="T134">{</text:span></text:p>
      <text:p text:style-name="P1"><text:span text:style-name="T135"><text:tab/><text:s text:c="2"/></text:span><text:span text:style-name="T136">String</text:span><text:span text:style-name="T137"><text:s/></text:span><text:span text:style-name="T138">currentTitle</text:span><text:span text:style-name="T139">=</text:span><text:span text:style-name="T140">driver</text:span><text:span text:style-name="T141">.</text:span><text:span text:style-name="T142">getTitle</text:span><text:span text:style-name="T143">()</text:span><text:span text:style-name="T144">;</text:span></text:p>
      <text:p text:style-name="P1"><text:span text:style-name="T145"><text:tab/><text:s text:c="2"/></text:span><text:span text:style-name="T146">String</text:span><text:span text:style-name="T147"><text:s/></text:span><text:span text:style-name="T148">expectedTitle</text:span><text:span text:style-name="T149">=</text:span><text:span text:style-name="T150">"trivago.in - Compare hotel prices worldwide"</text:span><text:span text:style-name="T151">;</text:span></text:p>
      <text:p text:style-name="P1"><text:span text:style-name="T152"><text:tab/><text:s text:c="2"/></text:span><text:span text:style-name="T153">System</text:span><text:span text:style-name="T154">.</text:span><text:span text:style-name="T155">out</text:span><text:span text:style-name="T156">.</text:span><text:span text:style-name="T157">println</text:span><text:span text:style-name="T158">(</text:span><text:span text:style-name="T159">currentTitle</text:span><text:span text:style-name="T160">)</text:span><text:span text:style-name="T161">;</text:span></text:p>
      <text:p text:style-name="P1"><text:span text:style-name="T162"><text:tab/><text:tab/></text:span><text:span text:style-name="T163">if</text:span><text:span text:style-name="T164">(</text:span><text:span text:style-name="T165">currentTitle</text:span><text:span text:style-name="T166">.</text:span><text:span text:style-name="T167">equals</text:span><text:span text:style-name="T168">(</text:span><text:span text:style-name="T169">expectedTitle</text:span><text:span text:style-name="T170">))</text:span><text:span text:style-name="T171"><text:s/></text:span><text:span text:style-name="T172">{</text:span></text:p>
      <text:p text:style-name="P1"><text:span text:style-name="T173"><text:tab/><text:tab/><text:tab/></text:span><text:span text:style-name="T174">System</text:span><text:span text:style-name="T175">.</text:span><text:span text:style-name="T176">out</text:span><text:span text:style-name="T177">.</text:span><text:span text:style-name="T178">println</text:span><text:span text:style-name="T179">(</text:span><text:span text:style-name="T180">"Title Matched"</text:span><text:span text:style-name="T181">)</text:span><text:span text:style-name="T182">;</text:span></text:p>
      <text:p text:style-name="P1"><text:span text:style-name="T183"><text:tab/><text:tab/></text:span><text:span text:style-name="T184">}</text:span></text:p>
      <text:p text:style-name="P1"><text:span text:style-name="T185"><text:tab/><text:tab/></text:span><text:span text:style-name="T186">else</text:span><text:span text:style-name="T187"><text:s/></text:span><text:span text:style-name="T188">{</text:span></text:p>
      <text:p text:style-name="P1"><text:span text:style-name="T189"><text:tab/><text:tab/><text:tab/></text:span><text:span text:style-name="T190">System</text:span><text:span text:style-name="T191">.</text:span><text:span text:style-name="T192">out</text:span><text:span text:style-name="T193">.</text:span><text:span text:style-name="T194">println</text:span><text:span text:style-name="T195">(</text:span><text:span text:style-name="T196">"Title not Matched"</text:span><text:span text:style-name="T197">)</text:span><text:span text:style-name="T198">;</text:span></text:p>
      <text:p text:style-name="P1"><text:span text:style-name="T199"><text:tab/><text:tab/></text:span><text:span text:style-name="T200">}</text:span></text:p>
      <text:p text:style-name="P1"><text:span text:style-name="T201"><text:tab/><text:tab/></text:span></text:p>
      <text:p text:style-name="P1"><text:span text:style-name="T201"><text:tab/><text:tab/></text:span></text:p>
      <text:p text:style-name="P1"><text:span text:style-name="T201"><text:s text:c="2"/></text:span><text:span text:style-name="T202">}</text:span></text:p>
      <text:p text:style-name="P1"><text:span text:style-name="T203"><text:s text:c="2"/></text:span><text:span text:style-name="T204">@Test</text:span></text:p>
      <text:p text:style-name="P1"><text:span text:style-name="T205"><text:s text:c="2"/></text:span><text:span text:style-name="T206">public</text:span><text:span text:style-name="T207"><text:s/></text:span><text:span text:style-name="T208">void</text:span><text:span text:style-name="T209"><text:s/></text:span><text:span text:style-name="T210">Q1</text:span><text:span text:style-name="T211">()</text:span><text:span text:style-name="T212"><text:s/></text:span><text:span text:style-name="T213">throws</text:span><text:span text:style-name="T214"><text:s/></text:span><text:span text:style-name="T215">InterruptedException</text:span><text:span text:style-name="T216"><text:s/></text:span><text:span text:style-name="T217">{</text:span></text:p>
      <text:p text:style-name="P1"><text:span text:style-name="T218"><text:tab/><text:s text:c="2"/></text:span><text:span text:style-name="T219">Thread</text:span><text:span text:style-name="T220">.</text:span><text:span text:style-name="T221">sleep</text:span><text:span text:style-name="T222">(</text:span><text:span text:style-name="T223">3000</text:span><text:span text:style-name="T224">)</text:span><text:span text:style-name="T225">;</text:span></text:p>
      <text:p text:style-name="P1"><text:span text:style-name="T226"><text:tab/><text:s text:c="2"/></text:span><text:span text:style-name="T227">driver</text:span><text:span text:style-name="T228">.</text:span><text:span text:style-name="T229">findElement</text:span><text:span text:style-name="T230">(</text:span><text:span text:style-name="T231">By</text:span><text:span text:style-name="T232">.</text:span><text:span text:style-name="T233">xpath</text:span><text:span text:style-name="T234">(</text:span><text:span text:style-name="T235">"//*[@id=\"input-auto-complete\"]"</text:span><text:span text:style-name="T236">))</text:span><text:span text:style-name="T237">.</text:span><text:span text:style-name="T238">click</text:span><text:span text:style-name="T239">()</text:span><text:span text:style-name="T240">;</text:span></text:p>
      <text:p text:style-name="P1"><text:span text:style-name="T241"><text:tab/><text:s text:c="2"/></text:span><text:span text:style-name="T242">Thread</text:span><text:span text:style-name="T243">.</text:span><text:span text:style-name="T244">sleep</text:span><text:span text:style-name="T245">(</text:span><text:span text:style-name="T246">3000</text:span><text:span text:style-name="T247">)</text:span><text:span text:style-name="T248">;</text:span></text:p>
      <text:p text:style-name="P1"><text:span text:style-name="T249"><text:tab/><text:s text:c="2"/></text:span><text:span text:style-name="T250">WebElement</text:span><text:span text:style-name="T251"><text:s/></text:span><text:span text:style-name="T252">txtBox1</text:span><text:span text:style-name="T253">=</text:span><text:span text:style-name="T254">driver</text:span><text:span text:style-name="T255">.</text:span><text:span text:style-name="T256">findElement</text:span><text:span text:style-name="T257">(</text:span><text:span text:style-name="T258">By</text:span><text:span text:style-name="T259">.</text:span><text:span text:style-name="T260">xpath</text:span><text:span text:style-name="T261">(</text:span><text:span text:style-name="T262">"//*[@id=\"input-auto-complete\"]"</text:span><text:span text:style-name="T263">))</text:span><text:span text:style-name="T264">;</text:span></text:p>
      <text:p text:style-name="P1"><text:span text:style-name="T265"><text:tab/><text:s text:c="2"/></text:span><text:span text:style-name="T266">txtBox1</text:span><text:span text:style-name="T267">.</text:span><text:span text:style-name="T268">sendKeys</text:span><text:span text:style-name="T269">(</text:span><text:span text:style-name="T270">"Munnar"</text:span><text:span text:style-name="T271">)</text:span><text:span text:style-name="T272">;</text:span></text:p>
      <text:p text:style-name="P1"><text:span text:style-name="T273"><text:tab/><text:s text:c="2"/></text:span><text:span text:style-name="T274">Thread</text:span><text:span text:style-name="T275">.</text:span><text:span text:style-name="T276">sleep</text:span><text:span text:style-name="T277">(</text:span><text:span text:style-name="T278">3000</text:span><text:span text:style-name="T279">)</text:span><text:span text:style-name="T280">;</text:span></text:p>
      <text:p text:style-name="P1"><text:span text:style-name="T281"><text:tab/><text:s text:c="2"/></text:span></text:p>
      <text:p text:style-name="P1"><text:span text:style-name="T281"><text:tab/><text:s text:c="2"/></text:span><text:span text:style-name="T282">driver</text:span><text:span text:style-name="T283">.</text:span><text:span text:style-name="T284">findElement</text:span><text:span text:style-name="T285">(</text:span><text:span text:style-name="T286">By</text:span><text:span text:style-name="T287">.</text:span><text:span text:style-name="T288">xpath</text:span><text:span text:style-name="T289">(</text:span><text:span text:style-name="T290">"//*[@id=\"input-auto-complete\"]"</text:span><text:span text:style-name="T291">))</text:span><text:span text:style-name="T292">.</text:span><text:span text:style-name="T293">sendKeys</text:span><text:span text:style-name="T294">(</text:span><text:span text:style-name="T295">Keys</text:span><text:span text:style-name="T296">.</text:span><text:span text:style-name="T297">ENTER</text:span><text:span text:style-name="T298">)</text:span><text:span text:style-name="T299">;</text:span></text:p>
      <text:p text:style-name="P1"><text:span text:style-name="T300"><text:tab/><text:s text:c="2"/></text:span><text:span text:style-name="T301">Thread</text:span><text:span text:style-name="T302">.</text:span><text:span text:style-name="T303">sleep</text:span><text:span text:style-name="T304">(</text:span><text:span text:style-name="T305">3000</text:span><text:span text:style-name="T306">)</text:span><text:span text:style-name="T307">;</text:span></text:p>
      <text:p text:style-name="P1"><text:span text:style-name="T308"><text:tab/><text:s text:c="2"/></text:span><text:span text:style-name="T309">driver</text:span><text:span text:style-name="T310">.</text:span><text:span text:style-name="T311">findElement</text:span><text:span text:style-name="T312">(</text:span><text:span text:style-name="T313">By</text:span><text:span text:style-name="T314">.</text:span><text:span text:style-name="T315">xpath</text:span><text:span text:style-name="T316">(</text:span><text:span text:style-name="T317">"//*[@id=\"__next\"]/div[1]/main/div[3]/div[2]/div/div[3]/div/div/form/fieldset/div/div[1]/button"</text:span><text:span text:style-name="T318">))</text:span><text:span text:style-name="T319">.</text:span><text:span text:style-name="T320">click</text:span><text:span text:style-name="T321">()</text:span><text:span text:style-name="T322">;</text:span></text:p>
      <text:p text:style-name="P1"><text:span text:style-name="T323"><text:tab/><text:s text:c="2"/></text:span><text:span text:style-name="T324">Thread</text:span><text:span text:style-name="T325">.</text:span><text:span text:style-name="T326">sleep</text:span><text:span text:style-name="T327">(</text:span><text:span text:style-name="T328">3000</text:span><text:span text:style-name="T329">)</text:span><text:span text:style-name="T330">;</text:span></text:p>
      <text:p text:style-name="P1"><text:span text:style-name="T331"><text:tab/><text:s text:c="2"/></text:span><text:span text:style-name="T332">driver</text:span><text:span text:style-name="T333">.</text:span><text:span text:style-name="T334">findElement</text:span><text:span text:style-name="T335">(</text:span><text:span text:style-name="T336">By</text:span><text:span text:style-name="T337">.</text:span><text:span text:style-name="T338">xpath</text:span><text:span text:style-name="T339">(</text:span><text:span text:style-name="T340">"//*[@id=\"__next\"]/div[1]/main/div[3]/div[2]/div/div[3]/div/div/form/div[4]/div/div/div[2]/div/div[2]/div[2]/ul/li[1]/label"</text:span><text:span text:style-name="T341">))</text:span><text:span text:style-name="T342">.</text:span><text:span text:style-name="T343">click</text:span><text:span text:style-name="T344">()</text:span><text:span text:style-name="T345">;</text:span></text:p>
      <text:p text:style-name="P1"><text:span text:style-name="T346"><text:tab/><text:s text:c="2"/></text:span><text:span text:style-name="T347">Thread</text:span><text:span text:style-name="T348">.</text:span><text:span text:style-name="T349">sleep</text:span><text:span text:style-name="T350">(</text:span><text:span text:style-name="T351">3000</text:span><text:span text:style-name="T352">)</text:span><text:span text:style-name="T353">;</text:span></text:p>
      <text:p text:style-name="P1"><text:span text:style-name="T354"><text:tab/><text:s text:c="2"/></text:span><text:span text:style-name="T355">driver</text:span><text:span text:style-name="T356">.</text:span><text:span text:style-name="T357">findElement</text:span><text:span text:style-name="T358">(</text:span><text:span text:style-name="T359">By</text:span><text:span text:style-name="T360">.</text:span><text:span text:style-name="T361">xpath</text:span><text:span text:style-name="T362">(</text:span><text:span text:style-name="T363">"//*[@id=\"__next\"]/div[1]/main/div[3]/div[2]/div/div[3]/div/div/form/div[4]/div/div/div[2]/div/div[2]/div[2]/ul/li[3]/label"</text:span><text:span text:style-name="T364">))</text:span><text:span text:style-name="T365">.</text:span><text:span text:style-name="T366">click</text:span><text:span text:style-name="T367">()</text:span><text:span text:style-name="T368">;</text:span></text:p>
      <text:p text:style-name="P1"><text:span text:style-name="T369"><text:tab/><text:s text:c="2"/></text:span><text:span text:style-name="T370">Thread</text:span><text:span text:style-name="T371">.</text:span><text:span text:style-name="T372">sleep</text:span><text:span text:style-name="T373">(</text:span><text:span text:style-name="T374">3000</text:span><text:span text:style-name="T375">)</text:span><text:span text:style-name="T376">;</text:span></text:p>
      <text:p text:style-name="P1"><text:span text:style-name="T377"><text:tab/><text:s text:c="2"/></text:span><text:span text:style-name="T378">driver</text:span><text:span text:style-name="T379">.</text:span><text:span text:style-name="T380">findElement</text:span><text:span text:style-name="T381">(</text:span><text:span text:style-name="T382">By</text:span><text:span text:style-name="T383">.</text:span><text:span text:style-name="T384">xpath</text:span><text:span text:style-name="T385">(</text:span><text:span text:style-name="T386">"//*[@id=\"__next\"]/div[1]/div[1]/section/div[2]/div[2]/div/div[1]/button[3]/span"</text:span><text:span text:style-name="T387">))</text:span><text:span text:style-name="T388">.</text:span><text:span text:style-name="T389">click</text:span><text:span text:style-name="T390">()</text:span><text:span text:style-name="T391">;</text:span></text:p>
      <text:p text:style-name="P1"><text:span text:style-name="T392"><text:tab/><text:s text:c="2"/></text:span><text:span text:style-name="T393">Thread</text:span><text:span text:style-name="T394">.</text:span><text:span text:style-name="T395">sleep</text:span><text:span text:style-name="T396">(</text:span><text:span text:style-name="T397">3000</text:span><text:span text:style-name="T398">)</text:span><text:span text:style-name="T399">;</text:span></text:p>
      <text:p text:style-name="P1"><text:span text:style-name="T400"><text:tab/><text:s text:c="2"/></text:span><text:span text:style-name="T401">driver</text:span><text:span text:style-name="T402">.</text:span><text:span text:style-name="T403">findElement</text:span><text:span text:style-name="T404">(</text:span><text:span text:style-name="T405">By</text:span><text:span text:style-name="T406">.</text:span><text:span text:style-name="T407">xpath</text:span><text:span text:style-name="T408">(</text:span><text:span text:style-name="T409">"//*[@id=\"checkbox-22\"]"</text:span><text:span text:style-name="T410">))</text:span><text:span text:style-name="T411">.</text:span><text:span text:style-name="T412">click</text:span><text:span text:style-name="T413">()</text:span><text:span text:style-name="T414">;</text:span></text:p>
      <text:p text:style-name="P1"><text:span text:style-name="T415"><text:tab/><text:s text:c="2"/></text:span><text:span text:style-name="T416">Thread</text:span><text:span text:style-name="T417">.</text:span><text:span text:style-name="T418">sleep</text:span><text:span text:style-name="T419">(</text:span><text:span text:style-name="T420">3000</text:span><text:span text:style-name="T421">)</text:span><text:span text:style-name="T422">;</text:span></text:p>
      <text:p text:style-name="P1"><text:span text:style-name="T423"><text:tab/><text:s text:c="2"/></text:span><text:span text:style-name="T424">driver</text:span><text:span text:style-name="T425">.</text:span><text:span text:style-name="T426">findElement</text:span><text:span text:style-name="T427">(</text:span><text:span text:style-name="T428">By</text:span><text:span text:style-name="T429">.</text:span><text:span text:style-name="T430">xpath</text:span><text:span text:style-name="T431">(</text:span><text:span text:style-name="T432">"//*[@id=\"overlay-root\"]/div/section/footer/div/div/div/button[2]"</text:span><text:span text:style-name="T433">))</text:span><text:span text:style-name="T434">.</text:span><text:span text:style-name="T435">click</text:span><text:span text:style-name="T436">()</text:span><text:span text:style-name="T437">;</text:span></text:p>
      <text:p text:style-name="P1"><text:span text:style-name="T438"><text:tab/><text:s text:c="2"/></text:span><text:span text:style-name="T439">Thread</text:span><text:span text:style-name="T440">.</text:span><text:span text:style-name="T441">sleep</text:span><text:span text:style-name="T442">(</text:span><text:span text:style-name="T443">3000</text:span><text:span text:style-name="T444">)</text:span><text:span text:style-name="T445">;</text:span></text:p>
      <text:p text:style-name="P1"><text:span text:style-name="T446"><text:tab/><text:s text:c="2"/></text:span><text:span text:style-name="T447">driver</text:span><text:span text:style-name="T448">.</text:span><text:span text:style-name="T449">findElement</text:span><text:span text:style-name="T450">(</text:span><text:span text:style-name="T451">By</text:span><text:span text:style-name="T452">.</text:span><text:span text:style-name="T453">xpath</text:span><text:span text:style-name="T454">(</text:span><text:span text:style-name="T455">"//*[@id=\"__next\"]/div[1]/div[1]/section/div[2]/div[2]/div/button"</text:span><text:span text:style-name="T456">))</text:span><text:span text:style-name="T457">.</text:span><text:span text:style-name="T458">click</text:span><text:span text:style-name="T459">()</text:span><text:span text:style-name="T460">;</text:span></text:p>
      <text:p text:style-name="P1"><text:span text:style-name="T461"><text:tab/><text:s text:c="2"/></text:span><text:span text:style-name="T462">Thread</text:span><text:span text:style-name="T463">.</text:span><text:span text:style-name="T464">sleep</text:span><text:span text:style-name="T465">(</text:span><text:span text:style-name="T466">3000</text:span><text:span text:style-name="T467">)</text:span><text:span text:style-name="T468">;</text:span></text:p>
      <text:p text:style-name="P1"><text:span text:style-name="T469"><text:tab/><text:s text:c="2"/></text:span><text:span text:style-name="T470">driver</text:span><text:span text:style-name="T471">.</text:span><text:span text:style-name="T472">findElement</text:span><text:span text:style-name="T473">(</text:span><text:span text:style-name="T474">By</text:span><text:span text:style-name="T475">.</text:span><text:span text:style-name="T476">xpath</text:span><text:span text:style-name="T477">(</text:span><text:span text:style-name="T478">"//*[@id=\"__next\"]/div/div[1]/main/div[2]/div[2]/div/div/div/div[2]/div/ul/li[2]/div/label"</text:span><text:span text:style-name="T479">))</text:span><text:span text:style-name="T480">.</text:span><text:span text:style-name="T481">click</text:span><text:span text:style-name="T482">()</text:span><text:span text:style-name="T483">;</text:span></text:p>
      <text:p text:style-name="P1"><text:span text:style-name="T484"><text:tab/><text:s text:c="2"/></text:span><text:span text:style-name="T485">Thread</text:span><text:span text:style-name="T486">.</text:span><text:span text:style-name="T487">sleep</text:span><text:span text:style-name="T488">(</text:span><text:span text:style-name="T489">3000</text:span><text:span text:style-name="T490">)</text:span><text:span text:style-name="T491">;</text:span></text:p>
      <text:p text:style-name="P1"><text:span text:style-name="T492"><text:tab/><text:s text:c="2"/></text:span><text:span text:style-name="T493">driver</text:span><text:span text:style-name="T494">.</text:span><text:span text:style-name="T495">findElement</text:span><text:span text:style-name="T496">(</text:span><text:span text:style-name="T497">By</text:span><text:span text:style-name="T498">.</text:span><text:span text:style-name="T499">xpath</text:span><text:span text:style-name="T500">(</text:span><text:span text:style-name="T501">"//*[@id=\"__next\"]/div/div[1]/main/div[2]/div[2]/div/div/div/div[3]/div/button/span/span[2]"</text:span><text:span text:style-name="T502">))</text:span><text:span text:style-name="T503">.</text:span><text:span text:style-name="T504">click</text:span><text:span text:style-name="T505">()</text:span><text:span text:style-name="T506">;</text:span></text:p>
      <text:p text:style-name="P1"><text:span text:style-name="T507"><text:tab/><text:s text:c="2"/></text:span><text:span text:style-name="T508">Thread</text:span><text:span text:style-name="T509">.</text:span><text:span text:style-name="T510">sleep</text:span><text:span text:style-name="T511">(</text:span><text:span text:style-name="T512">3000</text:span><text:span text:style-name="T513">)</text:span><text:span text:style-name="T514">;</text:span></text:p>
      <text:p text:style-name="P1"><text:span text:style-name="T515"><text:tab/><text:s text:c="2"/></text:span><text:span text:style-name="T516">driver</text:span><text:span text:style-name="T517">.</text:span><text:span text:style-name="T518">findElement</text:span><text:span text:style-name="T519">(</text:span><text:span text:style-name="T520">By</text:span><text:span text:style-name="T521">.</text:span><text:span text:style-name="T522">xpath</text:span><text:span text:style-name="T523">(</text:span><text:span text:style-name="T524">"//*[@id=\"__next\"]/div/div[1]/main/div[2]/div[2]/div/div/div/div[3]/div/button/span/span[1]"</text:span><text:span text:style-name="T525">))</text:span><text:span text:style-name="T526">.</text:span><text:span text:style-name="T527">click</text:span><text:span text:style-name="T528">()</text:span><text:span text:style-name="T529">;</text:span></text:p>
      <text:p text:style-name="P1"><text:span text:style-name="T530"><text:tab/><text:s text:c="2"/></text:span><text:span text:style-name="T531">Thread</text:span><text:span text:style-name="T532">.</text:span><text:span text:style-name="T533">sleep</text:span><text:span text:style-name="T534">(</text:span><text:span text:style-name="T535">3000</text:span><text:span text:style-name="T536">)</text:span><text:span text:style-name="T537">;</text:span></text:p>
      <text:p text:style-name="P1"><text:span text:style-name="T538"><text:tab/><text:s text:c="2"/></text:span><text:span text:style-name="T539">driver</text:span><text:span text:style-name="T540">.</text:span><text:span text:style-name="T541">findElement</text:span><text:span text:style-name="T542">(</text:span><text:span text:style-name="T543">By</text:span><text:span text:style-name="T544">.</text:span><text:span text:style-name="T545">xpath</text:span><text:span text:style-name="T546">(</text:span><text:span text:style-name="T547">"//*[@id=\"__next\"]/div/div[1]/main/div[2]/div[2]/div/div/div/div[5]/div/button"</text:span><text:span text:style-name="T548">))</text:span><text:span text:style-name="T549">.</text:span><text:span text:style-name="T550">click</text:span><text:span text:style-name="T551">()</text:span><text:span text:style-name="T552">;</text:span></text:p>
      <text:p text:style-name="P1"><text:span text:style-name="T553"><text:tab/><text:s text:c="2"/></text:span></text:p>
      <text:p text:style-name="P1"><text:span text:style-name="T553"><text:tab/><text:s text:c="2"/></text:span></text:p>
      <text:p text:style-name="P1"><text:span text:style-name="T553"><text:s text:c="2"/></text:span><text:span text:style-name="T554">}</text:span></text:p>
      <text:p text:style-name="P1"><text:span text:style-name="T555"><text:s text:c="2"/></text:span><text:span text:style-name="T556">@Test</text:span></text:p>
      <text:p text:style-name="P1"><text:span text:style-name="T557"><text:s text:c="2"/></text:span><text:span text:style-name="T558">public</text:span><text:span text:style-name="T559"><text:s/></text:span><text:span text:style-name="T560">void</text:span><text:span text:style-name="T561"><text:s/></text:span><text:span text:style-name="T562">Q2</text:span><text:span text:style-name="T563">()</text:span><text:span text:style-name="T564"><text:s/></text:span><text:span text:style-name="T565">throws</text:span><text:span text:style-name="T566"><text:s/></text:span><text:span text:style-name="T567">InterruptedException</text:span><text:span text:style-name="T568"><text:s/></text:span><text:span text:style-name="T569">{</text:span></text:p>
      <text:p text:style-name="P1"><text:span text:style-name="T570"><text:tab/><text:s text:c="2"/></text:span><text:span text:style-name="T571">Thread</text:span><text:span text:style-name="T572">.</text:span><text:span text:style-name="T573">sleep</text:span><text:span text:style-name="T574">(</text:span><text:span text:style-name="T575">3000</text:span><text:span text:style-name="T576">)</text:span><text:span text:style-name="T577">;</text:span></text:p>
      <text:p text:style-name="P1"><text:span text:style-name="T578"><text:tab/><text:s text:c="2"/></text:span><text:span text:style-name="T579">driver</text:span><text:span text:style-name="T580">.</text:span><text:span text:style-name="T581">findElement</text:span><text:span text:style-name="T582">(</text:span><text:span text:style-name="T583">By</text:span><text:span text:style-name="T584">.</text:span><text:span text:style-name="T585">xpath</text:span><text:span text:style-name="T586">(</text:span><text:span text:style-name="T587">"//*[@id=\"sorting-selector\"]"</text:span><text:span text:style-name="T588">))</text:span><text:span text:style-name="T589">.</text:span><text:span text:style-name="T590">click</text:span><text:span text:style-name="T591">()</text:span><text:span text:style-name="T592">;</text:span></text:p>
      <text:p text:style-name="P1"><text:span text:style-name="T593"><text:tab/><text:s text:c="2"/></text:span><text:span text:style-name="T594">Thread</text:span><text:span text:style-name="T595">.</text:span><text:span text:style-name="T596">sleep</text:span><text:span text:style-name="T597">(</text:span><text:span text:style-name="T598">3000</text:span><text:span text:style-name="T599">)</text:span><text:span text:style-name="T600">;</text:span></text:p>
      <text:p text:style-name="P1"><text:span text:style-name="T601"><text:tab/><text:s text:c="2"/></text:span><text:span text:style-name="T602">driver</text:span><text:span text:style-name="T603">.</text:span><text:span text:style-name="T604">findElement</text:span><text:span text:style-name="T605">(</text:span><text:span text:style-name="T606">By</text:span><text:span text:style-name="T607">.</text:span><text:span text:style-name="T608">xpath</text:span><text:span text:style-name="T609">(</text:span><text:span text:style-name="T610">"//*[@id=\"sorting-selector\"]/option[3]"</text:span><text:span text:style-name="T611">))</text:span><text:span text:style-name="T612">.</text:span><text:span text:style-name="T613">click</text:span><text:span text:style-name="T614">()</text:span><text:span text:style-name="T615">;</text:span></text:p>
      <text:p text:style-name="P1"><text:span text:style-name="T616"><text:tab/><text:s text:c="2"/></text:span><text:span text:style-name="T617">Thread</text:span><text:span text:style-name="T618">.</text:span><text:span text:style-name="T619">sleep</text:span><text:span text:style-name="T620">(</text:span><text:span text:style-name="T621">3000</text:span><text:span text:style-name="T622">)</text:span><text:span text:style-name="T623">;</text:span></text:p>
      <text:p text:style-name="P1"><text:span text:style-name="T624"><text:tab/><text:s text:c="2"/></text:span><text:span text:style-name="T625">String</text:span><text:span text:style-name="T626"><text:s/></text:span><text:span text:style-name="T627">txt1</text:span><text:span text:style-name="T628">=</text:span><text:span text:style-name="T629">driver</text:span><text:span text:style-name="T630">.</text:span><text:span text:style-name="T631">findElement</text:span><text:span text:style-name="T632">(</text:span><text:span text:style-name="T633">By</text:span><text:span text:style-name="T634">.</text:span><text:span text:style-name="T635">xpath</text:span><text:span text:style-name="T636">(</text:span><text:span text:style-name="T637">"//*[@id=\"__next\"]/div/div[1]/main/div[3]/div[1]/div/div[3]/div/div/ol/li/div/article/div[2]/div[1]/section/h2/button/span"</text:span><text:span text:style-name="T638">))</text:span><text:span text:style-name="T639">.</text:span><text:span text:style-name="T640">getText</text:span><text:span text:style-name="T641">()</text:span><text:span text:style-name="T642">;</text:span></text:p>
      <text:p text:style-name="P1"><text:span text:style-name="T643"><text:tab/><text:tab/></text:span><text:span text:style-name="T644">System</text:span><text:span text:style-name="T645">.</text:span><text:span text:style-name="T646">out</text:span><text:span text:style-name="T647">.</text:span><text:span text:style-name="T648">println</text:span><text:span text:style-name="T649">(</text:span><text:span text:style-name="T650">txt1</text:span><text:span text:style-name="T651">)</text:span><text:span text:style-name="T652">;</text:span></text:p>
      <text:p text:style-name="P1"><text:span text:style-name="T653"><text:tab/><text:tab/></text:span><text:span text:style-name="T654">Thread</text:span><text:span text:style-name="T655">.</text:span><text:span text:style-name="T656">sleep</text:span><text:span text:style-name="T657">(</text:span><text:span text:style-name="T658">3000</text:span><text:span text:style-name="T659">)</text:span><text:span text:style-name="T660">;</text:span></text:p>
      <text:p text:style-name="P1"><text:span text:style-name="T661"><text:tab/><text:tab/></text:span><text:span text:style-name="T662">String</text:span><text:span text:style-name="T663"><text:s/></text:span><text:span text:style-name="T664">txt2</text:span><text:span text:style-name="T665">=</text:span><text:span text:style-name="T666">driver</text:span><text:span text:style-name="T667">.</text:span><text:span text:style-name="T668">findElement</text:span><text:span text:style-name="T669">(</text:span><text:span text:style-name="T670">By</text:span><text:span text:style-name="T671">.</text:span><text:span text:style-name="T672">xpath</text:span><text:span text:style-name="T673">(</text:span><text:span text:style-name="T674">"//*[@id=\"__next\"]/div/div[1]/main/div[3]/div[1]/div/div[3]/div/div/ol/li/div/article/div[2]/div[2]/div[1]/div/div[3]/div[1]/div/p"</text:span><text:span text:style-name="T675">))</text:span><text:span text:style-name="T676">.</text:span><text:span text:style-name="T677">getText</text:span><text:span text:style-name="T678">()</text:span><text:span text:style-name="T679">;</text:span></text:p>
      <text:p text:style-name="P1"><text:span text:style-name="T680"><text:tab/><text:tab/></text:span><text:span text:style-name="T681">System</text:span><text:span text:style-name="T682">.</text:span><text:span text:style-name="T683">out</text:span><text:span text:style-name="T684">.</text:span><text:span text:style-name="T685">println</text:span><text:span text:style-name="T686">(</text:span><text:span text:style-name="T687">txt2</text:span><text:span text:style-name="T688">)</text:span><text:span text:style-name="T689">;</text:span></text:p>
      <text:p text:style-name="P1"><text:span text:style-name="T690"><text:tab/><text:tab/></text:span><text:span text:style-name="T691">Thread</text:span><text:span text:style-name="T692">.</text:span><text:span text:style-name="T693">sleep</text:span><text:span text:style-name="T694">(</text:span><text:span text:style-name="T695">3000</text:span><text:span text:style-name="T696">)</text:span><text:span text:style-name="T697">;</text:span></text:p>
      <text:p text:style-name="P1"><text:span text:style-name="T698"><text:tab/><text:tab/></text:span><text:span text:style-name="T699">driver</text:span><text:span text:style-name="T700">.</text:span><text:span text:style-name="T701">findElement</text:span><text:span text:style-name="T702">(</text:span><text:span text:style-name="T703">By</text:span><text:span text:style-name="T704">.</text:span><text:span text:style-name="T705">xpath</text:span><text:span text:style-name="T706">(</text:span><text:span text:style-name="T707">"//*[@id=\"sorting-selector\"]"</text:span><text:span text:style-name="T708">))</text:span><text:span text:style-name="T709">.</text:span><text:span text:style-name="T710">click</text:span><text:span text:style-name="T711">()</text:span><text:span text:style-name="T712">;</text:span></text:p>
      <text:p text:style-name="P1"><text:span text:style-name="T713"><text:tab/><text:tab/></text:span><text:span text:style-name="T714">Thread</text:span><text:span text:style-name="T715">.</text:span><text:span text:style-name="T716">sleep</text:span><text:span text:style-name="T717">(</text:span><text:span text:style-name="T718">3000</text:span><text:span text:style-name="T719">)</text:span><text:span text:style-name="T720">;</text:span></text:p>
      <text:p text:style-name="P1"><text:span text:style-name="T721"><text:tab/><text:tab/></text:span><text:span text:style-name="T722">driver</text:span><text:span text:style-name="T723">.</text:span><text:span text:style-name="T724">findElement</text:span><text:span text:style-name="T725">(</text:span><text:span text:style-name="T726">By</text:span><text:span text:style-name="T727">.</text:span><text:span text:style-name="T728">xpath</text:span><text:span text:style-name="T729">(</text:span><text:span text:style-name="T730">"//*[@id=\"sorting-selector\"]/option[6]"</text:span><text:span text:style-name="T731">))</text:span><text:span text:style-name="T732">.</text:span><text:span text:style-name="T733">click</text:span><text:span text:style-name="T734">()</text:span><text:span text:style-name="T735">;</text:span></text:p>
      <text:p text:style-name="P1"><text:span text:style-name="T736"><text:tab/><text:tab/></text:span><text:span text:style-name="T737">Thread</text:span><text:span text:style-name="T738">.</text:span><text:span text:style-name="T739">sleep</text:span><text:span text:style-name="T740">(</text:span><text:span text:style-name="T741">3000</text:span><text:span text:style-name="T742">)</text:span><text:span text:style-name="T743">;</text:span></text:p>
      <text:p text:style-name="P1"><text:span text:style-name="T744"><text:tab/><text:tab/></text:span><text:span text:style-name="T745">String</text:span><text:span text:style-name="T746"><text:s/></text:span><text:span text:style-name="T747">txt3</text:span><text:span text:style-name="T748">=</text:span><text:span text:style-name="T749">driver</text:span><text:span text:style-name="T750">.</text:span><text:span text:style-name="T751">findElement</text:span><text:span text:style-name="T752">(</text:span><text:span text:style-name="T753">By</text:span><text:span text:style-name="T754">.</text:span><text:span text:style-name="T755">xpath</text:span><text:span text:style-name="T756">(</text:span><text:span text:style-name="T757">"//*[@id=\"__next\"]/div/div[1]/main/div[3]/div[1]/div/div[3]/div/div/ol/li/div/article/div[2]/div[1]/section/h2/button/span"</text:span><text:span text:style-name="T758">))</text:span><text:span text:style-name="T759">.</text:span><text:span text:style-name="T760">getText</text:span><text:span text:style-name="T761">()</text:span><text:span text:style-name="T762">;</text:span></text:p>
      <text:p text:style-name="P1"><text:span text:style-name="T763"><text:tab/><text:tab/></text:span><text:span text:style-name="T764">System</text:span><text:span text:style-name="T765">.</text:span><text:span text:style-name="T766">out</text:span><text:span text:style-name="T767">.</text:span><text:span text:style-name="T768">println</text:span><text:span text:style-name="T769">(</text:span><text:span text:style-name="T770">txt3</text:span><text:span text:style-name="T771">)</text:span><text:span text:style-name="T772">;</text:span></text:p>
      <text:p text:style-name="P1"><text:span text:style-name="T773"><text:tab/><text:tab/></text:span><text:span text:style-name="T774">Thread</text:span><text:span text:style-name="T775">.</text:span><text:span text:style-name="T776">sleep</text:span><text:span text:style-name="T777">(</text:span><text:span text:style-name="T778">3000</text:span><text:span text:style-name="T779">)</text:span><text:span text:style-name="T780">;</text:span></text:p>
      <text:p text:style-name="P1"><text:span text:style-name="T781"><text:tab/><text:tab/></text:span><text:span text:style-name="T782">String</text:span><text:span text:style-name="T783"><text:s/></text:span><text:span text:style-name="T784">txt4</text:span><text:span text:style-name="T785">=</text:span><text:span text:style-name="T786">driver</text:span><text:span text:style-name="T787">.</text:span><text:span text:style-name="T788">findElement</text:span><text:span text:style-name="T789">(</text:span><text:span text:style-name="T790">By</text:span><text:span text:style-name="T791">.</text:span><text:span text:style-name="T792">xpath</text:span><text:span text:style-name="T793">(</text:span><text:span text:style-name="T794">"//*[@id=\"__next\"]/div/div[1]/main/div[3]/div[1]/div/div[3]/div/div/ol/li/div/article/div[2]/div[2]/div[1]/div/div[3]/div[1]/div/p"</text:span><text:span text:style-name="T795">))</text:span><text:span text:style-name="T796">.</text:span><text:span text:style-name="T797">getText</text:span><text:span text:style-name="T798">()</text:span><text:span text:style-name="T799">;</text:span></text:p>
      <text:p text:style-name="P1"><text:span text:style-name="T800"><text:tab/><text:tab/></text:span><text:span text:style-name="T801">System</text:span><text:span text:style-name="T802">.</text:span><text:span text:style-name="T803">out</text:span><text:span text:style-name="T804">.</text:span><text:span text:style-name="T805">println</text:span><text:span text:style-name="T806">(</text:span><text:span text:style-name="T807">txt4</text:span><text:span text:style-name="T808">)</text:span><text:span text:style-name="T809">;</text:span></text:p>
      <text:p text:style-name="P1"><text:span text:style-name="T810"><text:tab/><text:tab/></text:span></text:p>
      <text:p text:style-name="P1"><text:span text:style-name="T810"><text:tab/><text:tab/></text:span><text:span text:style-name="T811">String</text:span><text:span text:style-name="T812"><text:s/></text:span><text:span text:style-name="T813">txt5</text:span><text:span text:style-name="T814">=</text:span><text:span text:style-name="T815">driver</text:span><text:span text:style-name="T816">.</text:span><text:span text:style-name="T817">findElement</text:span><text:span text:style-name="T818">(</text:span><text:span text:style-name="T819">By</text:span><text:span text:style-name="T820">.</text:span><text:span text:style-name="T821">xpath</text:span><text:span text:style-name="T822">(</text:span><text:span text:style-name="T823">"//*[@id=\"__next\"]/div/div[1]/main/div[3]/div[1]/div/div[2]/div[1]/div[2]/div[2]/div/div/div[1]/span[2]/strong"</text:span><text:span text:style-name="T824">))</text:span><text:span text:style-name="T825">.</text:span><text:span text:style-name="T826">getText</text:span><text:span text:style-name="T827">()</text:span><text:span text:style-name="T828">;</text:span></text:p>
      <text:p text:style-name="P1"><text:span text:style-name="T829"><text:tab/><text:tab/></text:span><text:span text:style-name="T830">System</text:span><text:span text:style-name="T831">.</text:span><text:span text:style-name="T832">out</text:span><text:span text:style-name="T833">.</text:span><text:span text:style-name="T834">println</text:span><text:span text:style-name="T835">(</text:span><text:span text:style-name="T836">"Stay Found : "</text:span><text:span text:style-name="T837"><text:s/></text:span><text:span text:style-name="T838">+</text:span><text:span text:style-name="T839"><text:s/></text:span><text:span text:style-name="T840">txt5</text:span><text:span text:style-name="T841">)</text:span><text:span text:style-name="T842">;</text:span></text:p>
      <text:p text:style-name="P1"><text:span text:style-name="T843"><text:tab/><text:tab/></text:span><text:span text:style-name="T844">Thread</text:span><text:span text:style-name="T845">.</text:span><text:span text:style-name="T846">sleep</text:span><text:span text:style-name="T847">(</text:span><text:span text:style-name="T848">3000</text:span><text:span text:style-name="T849">)</text:span><text:span text:style-name="T850">;</text:span></text:p>
      <text:p text:style-name="P1"><text:span text:style-name="T851"><text:tab/><text:tab/></text:span><text:span text:style-name="T852">String</text:span><text:span text:style-name="T853"><text:s/></text:span><text:span text:style-name="T854">txt6</text:span><text:span text:style-name="T855">=</text:span><text:span text:style-name="T856">driver</text:span><text:span text:style-name="T857">.</text:span><text:span text:style-name="T858">findElement</text:span><text:span text:style-name="T859">(</text:span><text:span text:style-name="T860">By</text:span><text:span text:style-name="T861">.</text:span><text:span text:style-name="T862">xpath</text:span><text:span text:style-name="T863">(</text:span><text:span text:style-name="T864">"//*[@id=\"__next\"]/div/div[1]/main/div[3]/div[1]/div/div[3]/div/div/ol/li/div/article/div[2]/div[2]/div[1]/div/div[3]/div[1]/div/p"</text:span><text:span text:style-name="T865">))</text:span><text:span text:style-name="T866">.</text:span><text:span text:style-name="T867">getText</text:span><text:span text:style-name="T868">()</text:span><text:span text:style-name="T869">;</text:span></text:p>
      <text:p text:style-name="P1"><text:span text:style-name="T870"><text:tab/><text:tab/></text:span><text:span text:style-name="T871">System</text:span><text:span text:style-name="T872">.</text:span><text:span text:style-name="T873">out</text:span><text:span text:style-name="T874">.</text:span><text:span text:style-name="T875">println</text:span><text:span text:style-name="T876">(</text:span><text:span text:style-name="T877">"Booking site Searched : "</text:span><text:span text:style-name="T878">+</text:span><text:span text:style-name="T879">txt6</text:span><text:span text:style-name="T880">)</text:span><text:span text:style-name="T881">;</text:span></text:p>
      <text:p text:style-name="P1"><text:span text:style-name="T882"><text:tab/><text:tab/></text:span></text:p>
      <text:p text:style-name="P1"><text:span text:style-name="T882"><text:tab/><text:tab/></text:span></text:p>
      <text:p text:style-name="P1"><text:span text:style-name="T882"><text:tab/><text:tab/></text:span></text:p>
      <text:p text:style-name="P1"><text:span text:style-name="T882"><text:s text:c="2"/></text:span><text:span text:style-name="T883">}</text:span></text:p>
      <text:p text:style-name="P1"><text:span text:style-name="T884"><text:s text:c="2"/></text:span><text:span text:style-name="T885">@Test</text:span></text:p>
      <text:p text:style-name="P1"><text:span text:style-name="T886"><text:s text:c="2"/></text:span><text:span text:style-name="T887">public</text:span><text:span text:style-name="T888"><text:s/></text:span><text:span text:style-name="T889">void</text:span><text:span text:style-name="T890"><text:s/></text:span><text:span text:style-name="T891">Q3</text:span><text:span text:style-name="T892">()</text:span><text:span text:style-name="T893"><text:s/></text:span><text:span text:style-name="T894">throws</text:span><text:span text:style-name="T895"><text:s/></text:span><text:span text:style-name="T896">InterruptedException</text:span><text:span text:style-name="T897"><text:s/></text:span><text:span text:style-name="T898">{</text:span></text:p>
      <text:p text:style-name="P1"><text:span text:style-name="T899"><text:tab/><text:s text:c="2"/></text:span><text:span text:style-name="T900">String</text:span><text:span text:style-name="T901"><text:s/></text:span><text:span text:style-name="T902">txt1</text:span><text:span text:style-name="T903">=</text:span><text:span text:style-name="T904">driver</text:span><text:span text:style-name="T905">.</text:span><text:span text:style-name="T906">findElement</text:span><text:span text:style-name="T907">(</text:span><text:span text:style-name="T908">By</text:span><text:span text:style-name="T909">.</text:span><text:span text:style-name="T910">xpath</text:span><text:span text:style-name="T911">(</text:span><text:span text:style-name="T912">"//*[@id=\"search\"]/div[1]/div[1]/div/span[1]/div[1]/div[3]/div/div/div/div/div/div/div/div[2]/div/div/div[1]/h2/a/span"</text:span><text:span text:style-name="T913">))</text:span><text:span text:style-name="T914">.</text:span><text:span text:style-name="T915">getText</text:span><text:span text:style-name="T916">()</text:span><text:span text:style-name="T917">;</text:span></text:p>
      <text:p text:style-name="P1"><text:span text:style-name="T918"><text:tab/><text:tab/></text:span><text:span text:style-name="T919">System</text:span><text:span text:style-name="T920">.</text:span><text:span text:style-name="T921">out</text:span><text:span text:style-name="T922">.</text:span><text:span text:style-name="T923">println</text:span><text:span text:style-name="T924">(</text:span><text:span text:style-name="T925">txt1</text:span><text:span text:style-name="T926">)</text:span><text:span text:style-name="T927">;</text:span></text:p>
      <text:p text:style-name="P1"><text:span text:style-name="T928"><text:tab/><text:tab/></text:span><text:span text:style-name="T929">String</text:span><text:span text:style-name="T930"><text:s/></text:span><text:span text:style-name="T931">txt2</text:span><text:span text:style-name="T932">=</text:span><text:span text:style-name="T933">driver</text:span><text:span text:style-name="T934">.</text:span><text:span text:style-name="T935">findElement</text:span><text:span text:style-name="T936">(</text:span><text:span text:style-name="T937">By</text:span><text:span text:style-name="T938">.</text:span><text:span text:style-name="T939">xpath</text:span><text:span text:style-name="T940">(</text:span><text:span text:style-name="T941">"//*[@id=\"search\"]/div[1]/div[1]/div/span[1]/div[1]/div[4]/div/div/div/div/div/div/div/div[2]/div/div/div[1]/h2/a/span"</text:span><text:span text:style-name="T942">))</text:span><text:span text:style-name="T943">.</text:span><text:span text:style-name="T944">getText</text:span><text:span text:style-name="T945">()</text:span><text:span text:style-name="T946">;</text:span></text:p>
      <text:p text:style-name="P1"><text:span text:style-name="T947"><text:tab/><text:tab/></text:span><text:span text:style-name="T948">System</text:span><text:span text:style-name="T949">.</text:span><text:span text:style-name="T950">out</text:span><text:span text:style-name="T951">.</text:span><text:span text:style-name="T952">println</text:span><text:span text:style-name="T953">(</text:span><text:span text:style-name="T954">txt2</text:span><text:span text:style-name="T955">)</text:span><text:span text:style-name="T956">;</text:span></text:p>
      <text:p text:style-name="P1"><text:span text:style-name="T957"><text:tab/><text:tab/></text:span><text:span text:style-name="T958">String</text:span><text:span text:style-name="T959"><text:s/></text:span><text:span text:style-name="T960">txt3</text:span><text:span text:style-name="T961">=</text:span><text:span text:style-name="T962">driver</text:span><text:span text:style-name="T963">.</text:span><text:span text:style-name="T964">findElement</text:span><text:span text:style-name="T965">(</text:span><text:span text:style-name="T966">By</text:span><text:span text:style-name="T967">.</text:span><text:span text:style-name="T968">xpath</text:span><text:span text:style-name="T969">(</text:span><text:span text:style-name="T970">"//*[@id=\"search\"]/div[1]/div[1]/div/span[1]/div[1]/div[5]/div/div/div/div/div/div[2]/div/div/div[1]/h2/a/span"</text:span><text:span text:style-name="T971">))</text:span><text:span text:style-name="T972">.</text:span><text:span text:style-name="T973">getText</text:span><text:span text:style-name="T974">()</text:span><text:span text:style-name="T975">;</text:span></text:p>
      <text:p text:style-name="P1"><text:span text:style-name="T976"><text:tab/><text:tab/></text:span><text:span text:style-name="T977">System</text:span><text:span text:style-name="T978">.</text:span><text:span text:style-name="T979">out</text:span><text:span text:style-name="T980">.</text:span><text:span text:style-name="T981">println</text:span><text:span text:style-name="T982">(</text:span><text:span text:style-name="T983">txt3</text:span><text:span text:style-name="T984">)</text:span><text:span text:style-name="T985">;</text:span></text:p>
      <text:p text:style-name="P1"><text:span text:style-name="T986"><text:tab/><text:tab/></text:span><text:span text:style-name="T987">String</text:span><text:span text:style-name="T988"><text:s/></text:span><text:span text:style-name="T989">txt4</text:span><text:span text:style-name="T990">=</text:span><text:span text:style-name="T991">driver</text:span><text:span text:style-name="T992">.</text:span><text:span text:style-name="T993">findElement</text:span><text:span text:style-name="T994">(</text:span><text:span text:style-name="T995">By</text:span><text:span text:style-name="T996">.</text:span><text:span text:style-name="T997">xpath</text:span><text:span text:style-name="T998">(</text:span><text:span text:style-name="T999">"//*[@id=\"search\"]/div[1]/div[1]/div/span[1]/div[1]/div[6]/div/div/div/div/div/div[2]/div/div/div[1]/h2/a/span"</text:span><text:span text:style-name="T1000">))</text:span><text:span text:style-name="T1001">.</text:span><text:span text:style-name="T1002">getText</text:span><text:span text:style-name="T1003">()</text:span><text:span text:style-name="T1004">;</text:span></text:p>
      <text:p text:style-name="P1"><text:span text:style-name="T1005"><text:tab/><text:tab/></text:span><text:span text:style-name="T1006">System</text:span><text:span text:style-name="T1007">.</text:span><text:span text:style-name="T1008">out</text:span><text:span text:style-name="T1009">.</text:span><text:span text:style-name="T1010">println</text:span><text:span text:style-name="T1011">(</text:span><text:span text:style-name="T1012">txt4</text:span><text:span text:style-name="T1013">)</text:span><text:span text:style-name="T1014">;</text:span></text:p>
      <text:p text:style-name="P1"><text:span text:style-name="T1015"><text:tab/><text:tab/></text:span><text:span text:style-name="T1016">String</text:span><text:span text:style-name="T1017"><text:s/></text:span><text:span text:style-name="T1018">txt5</text:span><text:span text:style-name="T1019">=</text:span><text:span text:style-name="T1020">driver</text:span><text:span text:style-name="T1021">.</text:span><text:span text:style-name="T1022">findElement</text:span><text:span text:style-name="T1023">(</text:span><text:span text:style-name="T1024">By</text:span><text:span text:style-name="T1025">.</text:span><text:span text:style-name="T1026">xpath</text:span><text:span text:style-name="T1027">(</text:span><text:span text:style-name="T1028">"//*[@id=\"search\"]/div[1]/div[1]/div/span[1]/div[1]/div[7]/div/div/div/div/div/div[2]/div/div/div[1]/h2/a/span"</text:span><text:span text:style-name="T1029">))</text:span><text:span text:style-name="T1030">.</text:span><text:span text:style-name="T1031">getText</text:span><text:span text:style-name="T1032">()</text:span><text:span text:style-name="T1033">;</text:span></text:p>
      <text:p text:style-name="P1"><text:span text:style-name="T1034"><text:tab/><text:tab/></text:span><text:span text:style-name="T1035">System</text:span><text:span text:style-name="T1036">.</text:span><text:span text:style-name="T1037">out</text:span><text:span text:style-name="T1038">.</text:span><text:span text:style-name="T1039">println</text:span><text:span text:style-name="T1040">(</text:span><text:span text:style-name="T1041">txt5</text:span><text:span text:style-name="T1042">)</text:span><text:span text:style-name="T1043">;</text:span></text:p>
      <text:p text:style-name="P1"><text:span text:style-name="T1044"><text:tab/><text:tab/></text:span><text:span text:style-name="T1045">driver</text:span><text:span text:style-name="T1046">.</text:span><text:span text:style-name="T1047">findElement</text:span><text:span text:style-name="T1048">(</text:span><text:span text:style-name="T1049">By</text:span><text:span text:style-name="T1050">.</text:span><text:span text:style-name="T1051">xpath</text:span><text:span text:style-name="T1052">(</text:span><text:span text:style-name="T1053">"//*[@id=\"sorting-selector\"]/option[3]"</text:span><text:span text:style-name="T1054">))</text:span><text:span text:style-name="T1055">.</text:span><text:span text:style-name="T1056">click</text:span><text:span text:style-name="T1057">()</text:span><text:span text:style-name="T1058">;</text:span></text:p>
      <text:p text:style-name="P1"><text:span text:style-name="T1059"><text:tab/><text:tab/></text:span><text:span text:style-name="T1060">String</text:span><text:span text:style-name="T1061"><text:s/></text:span><text:span text:style-name="T1062">currentprice</text:span><text:span text:style-name="T1063">=</text:span><text:span text:style-name="T1064">driver</text:span><text:span text:style-name="T1065">.</text:span><text:span text:style-name="T1066">findElement</text:span><text:span text:style-name="T1067">(</text:span><text:span text:style-name="T1068">By</text:span><text:span text:style-name="T1069">.</text:span><text:span text:style-name="T1070">xpath</text:span><text:span text:style-name="T1071">(</text:span><text:span text:style-name="T1072">"//*[@id=\"__next\"]/div/div[1]/main/div[3]/div[1]/div/div[3]/div/div/ol/li/div/article/div[2]/div[2]/div[1]/div/div[3]/div[1]/div/p"</text:span><text:span text:style-name="T1073">))</text:span><text:span text:style-name="T1074">.</text:span><text:span text:style-name="T1075">getText</text:span><text:span text:style-name="T1076">()</text:span><text:span text:style-name="T1077">;</text:span></text:p>
      <text:p text:style-name="P1"><text:span text:style-name="T1078"><text:tab/><text:tab/></text:span><text:span text:style-name="T1079">String</text:span><text:span text:style-name="T1080"><text:s/></text:span><text:span text:style-name="T1081">expectedprice</text:span><text:span text:style-name="T1082">=</text:span><text:span text:style-name="T1083">"trivago.in - Compare hotel prices worldwide"</text:span><text:span text:style-name="T1084">;</text:span></text:p>
      <text:p text:style-name="P1"><text:span text:style-name="T1085"><text:tab/><text:tab/></text:span><text:span text:style-name="T1086">System</text:span><text:span text:style-name="T1087">.</text:span><text:span text:style-name="T1088">out</text:span><text:span text:style-name="T1089">.</text:span><text:span text:style-name="T1090">println</text:span><text:span text:style-name="T1091">(</text:span><text:span text:style-name="T1092">currentprice</text:span><text:span text:style-name="T1093">)</text:span><text:span text:style-name="T1094">;</text:span></text:p>
      <text:p text:style-name="P1"><text:span text:style-name="T1095"><text:tab/><text:tab/></text:span><text:span text:style-name="T1096">if</text:span><text:span text:style-name="T1097">(</text:span><text:span text:style-name="T1098">currentprice</text:span><text:span text:style-name="T1099">.</text:span><text:span text:style-name="T1100">equals</text:span><text:span text:style-name="T1101">(</text:span><text:span text:style-name="T1102">expectedprice</text:span><text:span text:style-name="T1103">))</text:span><text:span text:style-name="T1104"><text:s/></text:span><text:span text:style-name="T1105">{</text:span></text:p>
      <text:p text:style-name="P1"><text:span text:style-name="T1106"><text:tab/><text:tab/><text:tab/></text:span><text:span text:style-name="T1107">System</text:span><text:span text:style-name="T1108">.</text:span><text:span text:style-name="T1109">out</text:span><text:span text:style-name="T1110">.</text:span><text:span text:style-name="T1111">println</text:span><text:span text:style-name="T1112">(</text:span><text:span text:style-name="T1113">"price Matched"</text:span><text:span text:style-name="T1114">)</text:span><text:span text:style-name="T1115">;</text:span></text:p>
      <text:p text:style-name="P1"><text:span text:style-name="T1116"><text:tab/><text:tab/></text:span><text:span text:style-name="T1117">}</text:span></text:p>
      <text:p text:style-name="P1"><text:span text:style-name="T1118"><text:tab/><text:tab/></text:span><text:span text:style-name="T1119">else</text:span><text:span text:style-name="T1120"><text:s/></text:span><text:span text:style-name="T1121">{</text:span></text:p>
      <text:p text:style-name="P1"><text:span text:style-name="T1122"><text:tab/><text:tab/><text:tab/></text:span><text:span text:style-name="T1123">System</text:span><text:span text:style-name="T1124">.</text:span><text:span text:style-name="T1125">out</text:span><text:span text:style-name="T1126">.</text:span><text:span text:style-name="T1127">println</text:span><text:span text:style-name="T1128">(</text:span><text:span text:style-name="T1129">"price not Matched"</text:span><text:span text:style-name="T1130">)</text:span><text:span text:style-name="T1131">;</text:span></text:p>
      <text:p text:style-name="P1"><text:span text:style-name="T1132"><text:tab/><text:tab/></text:span><text:span text:style-name="T1133">}</text:span></text:p>
      <text:p text:style-name="P1"><text:span text:style-name="T1134"><text:tab/><text:tab/></text:span><text:span text:style-name="T1135">driver</text:span><text:span text:style-name="T1136">.</text:span><text:span text:style-name="T1137">findElement</text:span><text:span text:style-name="T1138">(</text:span><text:span text:style-name="T1139">By</text:span><text:span text:style-name="T1140">.</text:span><text:span text:style-name="T1141">xpath</text:span><text:span text:style-name="T1142">(</text:span><text:span text:style-name="T1143">"//*[@id=\"__next\"]/div/div[1]/main/div[3]/div[1]/div/div[3]/div/div/ol/li/div/article/div[2]/div[2]/div[1]/div/div[3]/div[2]/button/span/span[1]"</text:span><text:span text:style-name="T1144">))</text:span><text:span text:style-name="T1145">.</text:span><text:span text:style-name="T1146">click</text:span><text:span text:style-name="T1147">()</text:span><text:span text:style-name="T1148">;</text:span></text:p>
      <text:p text:style-name="P1"><text:span text:style-name="T1149"><text:tab/><text:tab/></text:span><text:span text:style-name="T1150">driver</text:span><text:span text:style-name="T1151">.</text:span><text:span text:style-name="T1152">findElement</text:span><text:span text:style-name="T1153">(</text:span><text:span text:style-name="T1154">By</text:span><text:span text:style-name="T1155">.</text:span><text:span text:style-name="T1156">xpath</text:span><text:span text:style-name="T1157">(</text:span><text:span text:style-name="T1158">"//*[@id=\"contentContainer\"]/div[3]/ol/li[1]/div[2]/a/div/div[2]/div"</text:span><text:span text:style-name="T1159">))</text:span><text:span text:style-name="T1160">.</text:span><text:span text:style-name="T1161">click</text:span><text:span text:style-name="T1162">()</text:span><text:span text:style-name="T1163">;</text:span></text:p>
      <text:p text:style-name="P1"><text:span text:style-name="T1164"><text:tab/><text:tab/></text:span><text:span text:style-name="T1165">driver</text:span><text:span text:style-name="T1166">.</text:span><text:span text:style-name="T1167">findElement</text:span><text:span text:style-name="T1168">(</text:span><text:span text:style-name="T1169">By</text:span><text:span text:style-name="T1170">.</text:span><text:span text:style-name="T1171">xpath</text:span><text:span text:style-name="T1172">(</text:span><text:span text:style-name="T1173">"//*[@id=\"hotelNavBar\"]/div/ul/li[2]/button/span"</text:span><text:span text:style-name="T1174">))</text:span><text:span text:style-name="T1175">.</text:span><text:span text:style-name="T1176">click</text:span><text:span text:style-name="T1177">()</text:span><text:span text:style-name="T1178">;</text:span></text:p>
      <text:p text:style-name="P1"><text:span text:style-name="T1179"><text:tab/><text:tab/></text:span><text:span text:style-name="T1180">driver</text:span><text:span text:style-name="T1181">.</text:span><text:span text:style-name="T1182">findElement</text:span><text:span text:style-name="T1183">(</text:span><text:span text:style-name="T1184">By</text:span><text:span text:style-name="T1185">.</text:span><text:span text:style-name="T1186">xpath</text:span><text:span text:style-name="T1187">(</text:span><text:span text:style-name="T1188">"//*[@id=\"ChildRoom-Ch8I2vnABhACIA4ojuUhMARAAUoJN0QxTl8xMDBQUJgFEgIIARoGEAIoBDAB\"]/div/div[4]/div[2]/div/div[1]/button/div"</text:span><text:span text:style-name="T1189">))</text:span><text:span text:style-name="T1190">.</text:span><text:span text:style-name="T1191">click</text:span><text:span text:style-name="T1192">()</text:span><text:span text:style-name="T1193">;</text:span></text:p>
      <text:p text:style-name="P1"><text:span text:style-name="T1194"><text:tab/><text:tab/></text:span><text:span text:style-name="T1195">WebElement</text:span><text:span text:style-name="T1196"><text:s/></text:span><text:span text:style-name="T1197">txtBoxl</text:span><text:span text:style-name="T1198">=</text:span><text:span text:style-name="T1199">driver</text:span><text:span text:style-name="T1200">.</text:span><text:span text:style-name="T1201">findElement</text:span><text:span text:style-name="T1202">(</text:span><text:span text:style-name="T1203">By</text:span><text:span text:style-name="T1204">.</text:span><text:span text:style-name="T1205">xpath</text:span><text:span text:style-name="T1206">(</text:span><text:span text:style-name="T1207">"//*[@id=\"Fullname\"]"</text:span><text:span text:style-name="T1208">))</text:span><text:span text:style-name="T1209">;</text:span></text:p>
      <text:p text:style-name="P1"><text:span text:style-name="T1210"><text:tab/><text:tab/></text:span><text:span text:style-name="T1211">txtBoxl</text:span><text:span text:style-name="T1212">.</text:span><text:span text:style-name="T1213">sendKeys</text:span><text:span text:style-name="T1214">(</text:span><text:span text:style-name="T1215">"Shanmugam"</text:span><text:span text:style-name="T1216">)</text:span><text:span text:style-name="T1217">;</text:span></text:p>
      <text:p text:style-name="P1"><text:span text:style-name="T1218"><text:tab/><text:s text:c="2"/></text:span></text:p>
      <text:p text:style-name="P1"><text:span text:style-name="T1218"><text:tab/><text:s text:c="2"/></text:span></text:p>
      <text:p text:style-name="P1"><text:span text:style-name="T1218"><text:s text:c="2"/></text:span><text:span text:style-name="T1219">}</text:span></text:p>
      <text:p text:style-name="P1"><text:span text:style-name="T1220"><text:s text:c="2"/></text:span><text:span text:style-name="T1221">@BeforeClass</text:span></text:p>
      <text:p text:style-name="P1"><text:span text:style-name="T1222"><text:s text:c="2"/></text:span><text:span text:style-name="T1223">public</text:span><text:span text:style-name="T1224"><text:s/></text:span><text:span text:style-name="T1225">void</text:span><text:span text:style-name="T1226"><text:s/></text:span><text:span text:style-name="T1227">beforeClass</text:span><text:span text:style-name="T1228">()</text:span><text:span text:style-name="T1229"><text:s/></text:span><text:span text:style-name="T1230">{</text:span></text:p>
      <text:p text:style-name="P1"><text:span text:style-name="T1231"><text:tab/><text:s text:c="2"/></text:span><text:span text:style-name="T1232">ChromeOptions</text:span><text:span text:style-name="T1233"><text:s/></text:span><text:span text:style-name="T1234">co</text:span><text:span text:style-name="T1235"><text:s/></text:span><text:span text:style-name="T1236">=</text:span><text:span text:style-name="T1237"><text:s/></text:span><text:span text:style-name="T1238">new</text:span><text:span text:style-name="T1239"><text:s/></text:span><text:span text:style-name="T1240">ChromeOptions</text:span><text:span text:style-name="T1241">()</text:span><text:span text:style-name="T1242">;</text:span></text:p>
      <text:p text:style-name="P1"><text:span text:style-name="T1243"><text:tab/><text:s text:c="2"/></text:span><text:span text:style-name="T1244">co</text:span><text:span text:style-name="T1245">.</text:span><text:span text:style-name="T1246">addArguments</text:span><text:span text:style-name="T1247">(</text:span><text:span text:style-name="T1248">"--remote-allow-origins=*"</text:span><text:span text:style-name="T1249">)</text:span><text:span text:style-name="T1250">;</text:span></text:p>
      <text:p text:style-name="P1"><text:span text:style-name="T1251"><text:tab/><text:s text:c="2"/></text:span><text:span text:style-name="T1252">WebDriverManager</text:span><text:span text:style-name="T1253">.</text:span><text:span text:style-name="T1254">chromedriver</text:span><text:span text:style-name="T1255">()</text:span><text:span text:style-name="T1256">.</text:span><text:span text:style-name="T1257">setup</text:span><text:span text:style-name="T1258">()</text:span><text:span text:style-name="T1259">;</text:span></text:p>
      <text:p text:style-name="P1"><text:span text:style-name="T1260"><text:tab/><text:s text:c="2"/></text:span><text:span text:style-name="T1261">driver</text:span><text:span text:style-name="T1262"><text:s/></text:span><text:span text:style-name="T1263">=</text:span><text:span text:style-name="T1264"><text:s/></text:span><text:span text:style-name="T1265">new</text:span><text:span text:style-name="T1266"><text:s/></text:span><text:span text:style-name="T1267">ChromeDriver</text:span><text:span text:style-name="T1268">(</text:span><text:span text:style-name="T1269">co</text:span><text:span text:style-name="T1270">)</text:span><text:span text:style-name="T1271">;</text:span></text:p>
      <text:p text:style-name="P1"><text:span text:style-name="T1272"><text:tab/><text:s text:c="2"/></text:span><text:span text:style-name="T1273">driver</text:span><text:span text:style-name="T1274">.</text:span><text:span text:style-name="T1275">get</text:span><text:span text:style-name="T1276">(</text:span><text:span text:style-name="T1277">"https://www.trivago.in/"</text:span><text:span text:style-name="T1278">)</text:span><text:span text:style-name="T1279">;</text:span></text:p>
      <text:p text:style-name="P1"><text:span text:style-name="T1280"><text:tab/><text:s text:c="2"/></text:span><text:span text:style-name="T1281">driver</text:span><text:span text:style-name="T1282">.</text:span><text:span text:style-name="T1283">manage</text:span><text:span text:style-name="T1284">()</text:span><text:span text:style-name="T1285">.</text:span><text:span text:style-name="T1286">window</text:span><text:span text:style-name="T1287">()</text:span><text:span text:style-name="T1288">.</text:span><text:span text:style-name="T1289">maximize</text:span><text:span text:style-name="T1290">()</text:span><text:span text:style-name="T1291">;</text:span></text:p>
      <text:p text:style-name="P1"><text:span text:style-name="T1292"><text:s text:c="2"/></text:span><text:span text:style-name="T1293">}</text:span></text:p>
      <text:p text:style-name="P1"><text:span text:style-name="T1294"/></text:p>
      <text:p text:style-name="P1"><text:span text:style-name="T1295"><text:s text:c="2"/></text:span><text:span text:style-name="T1296">@AfterClass</text:span></text:p>
      <text:p text:style-name="P1"><text:span text:style-name="T1297"><text:s text:c="2"/></text:span><text:span text:style-name="T1298">public</text:span><text:span text:style-name="T1299"><text:s/></text:span><text:span text:style-name="T1300">void</text:span><text:span text:style-name="T1301"><text:s/></text:span><text:span text:style-name="T1302">afterClass</text:span><text:span text:style-name="T1303">()</text:span><text:span text:style-name="T1304"><text:s/></text:span><text:span text:style-name="T1305">{</text:span></text:p>
      <text:p text:style-name="P1"><text:span text:style-name="T1306">//<text:tab/><text:s text:c="2"/>driver.close();</text:span></text:p>
      <text:p text:style-name="P1"><text:span text:style-name="T1307"/></text:p>
      <text:p text:style-name="P1"><text:span text:style-name="T1308">}}</text:span></text:p>
      <text:p text:style-name="P1"><text:span text:style-name="T1309">OUTPUT:</text:span></text:p>
      <text:p text:style-name="P1"><draw:frame text:anchor-type="as-char" svg:width="169.97mm" svg:height="95.67mm" style:rel-width="scale" style:rel-height="scale"><draw:object-ole xlink:href="OleObj1"/><draw:image xlink:href="ObjectReplacements/OleObj1"/></draw:frame><text:span text:style-name="T1310"/></text:p>
      <text:p text:style-name="P1"><draw:frame text:anchor-type="as-char" svg:width="169.97mm" svg:height="82.55mm" style:rel-width="scale" style:rel-height="scale"><draw:object-ole xlink:href="OleObj2"/><draw:image xlink:href="ObjectReplacements/OleObj2"/></draw:frame><draw:frame text:anchor-type="as-char" svg:width="169.97mm" svg:height="19.90mm" style:rel-width="scale" style:rel-height="scale"><draw:object-ole xlink:href="OleObj3"/><draw:image xlink:href="ObjectReplacements/OleObj3"/></draw:frame><text:span text:style-name="T131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